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19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1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66cm"/>
    </style:style>
    <style:style style:name="gr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0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0cm"/>
    </style:style>
    <style:style style:name="gr1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212cm"/>
    </style:style>
    <style:style style:name="gr16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02cm"/>
    </style:style>
    <style:style style:name="gr17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color="#b2b2b2" draw:fill="none" draw:fill-color="#ffffff" draw:textarea-vertical-align="middle" draw:auto-grow-height="true" draw:auto-grow-width="false" fo:max-height="0cm" fo:min-height="1.805cm"/>
    </style:style>
    <style:style style:name="gr19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b2b2b2" draw:fill="none" draw:textarea-vertical-align="middle"/>
    </style:style>
    <style:style style:name="gr21" style:family="graphic" style:parent-style-name="objectwithoutfill">
      <style:graphic-properties svg:stroke-color="#b2b2b2" draw:marker-end="" draw:marker-end-width="0.3cm" draw:fill="none" draw:textarea-vertical-align="middle"/>
    </style:style>
    <style:style style:name="gr22" style:family="graphic" style:parent-style-name="standard">
      <style:graphic-properties draw:stroke="none" svg:stroke-color="#b2b2b2" draw:fill="solid" draw:fill-color="#ffffff" draw:opacity="75%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626cm" style:use-optimal-column-width="false"/>
    </style:style>
    <style:style style:name="co2" style:family="table-column">
      <style:table-column-properties style:column-width="13.629cm" style:use-optimal-column-width="false"/>
    </style:style>
    <style:style style:name="co3" style:family="table-column">
      <style:table-column-properties style:column-width="18.362cm" style:use-optimal-column-width="false"/>
    </style:style>
    <style:style style:name="co4" style:family="table-column">
      <style:table-column-properties style:column-width="9.349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0.6cm"/>
    </style:style>
    <style:style style:name="ce1" style:family="table-cell">
      <style:graphic-properties draw:fill="solid" draw:fill-color="#ffffff" style:repeat="repeat"/>
      <style:text-properties fo:color="#0000ff" fo:font-family="'Heiti SC'" style:font-pitch="variable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solid" draw:fill-color="#ffffff" style:repeat="repeat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solid" draw:fill-color="#ffffff" style:repeat="repeat"/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="solid" draw:fill-color="#ffffff" style:repeat="repeat"/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P1" style:family="paragraph">
      <style:text-properties fo:font-family="'Heiti TC'" style:font-pitch="variable" fo:font-weight="bold" style:font-weight-asian="bold" style:font-weight-complex="bold"/>
    </style:style>
    <style:style style:name="P2" style:family="paragraph">
      <style:paragraph-properties style:text-autospace="none"/>
      <style:text-properties fo:font-size="20pt" style:font-size-asian="20pt" style:font-size-complex="20pt"/>
    </style:style>
    <style:style style:name="P3" style:family="paragraph">
      <style:paragraph-properties fo:text-align="end"/>
    </style:style>
    <style:style style:name="P4" style:family="paragraph"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style:text-autospace="none"/>
      <style:text-properties fo:font-size="16pt" style:font-size-asian="16pt" style:font-size-complex="16pt"/>
    </style:style>
    <style:style style:name="P7" style:family="paragraph">
      <style:paragraph-properties style:text-autospace="none"/>
      <style:text-properties fo:font-size="18pt" style:font-size-asian="18pt" style:font-size-complex="18pt"/>
    </style:style>
    <style:style style:name="P8" style:family="paragraph">
      <style:text-properties fo:font-size="18pt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paragraph-properties fo:text-align="end" style:text-autospace="none"/>
      <style:text-properties fo:font-family="'Heiti TC'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family="'Heiti TC'" style:font-pitch="variable" fo:font-size="18pt" fo:font-weight="bold" style:font-weight-asian="bold" style:font-weight-complex="bold"/>
    </style:style>
    <style:style style:name="P12" style:family="paragraph">
      <style:paragraph-properties style:text-autospace="none"/>
      <style:text-properties fo:font-family="'Heiti TC'" style:font-pitch="variable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font-family="'Heiti SC'" style:font-pitch="variable" fo:font-size="24pt" style:font-size-asian="24pt" style:font-size-complex="24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family="Menlo" style:font-style-name="Italic" style:font-pitch="variable" fo:font-size="18pt" style:font-size-asian="18pt" style:font-size-complex="18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color="#808080" fo:font-family="Menlo" style:font-style-name="Italic" style:font-pitch="variable" fo:font-size="18pt" style:font-size-asian="18pt" style:font-size-complex="18pt"/>
    </style:style>
    <style:style style:name="P19" style:family="paragraph">
      <style:text-properties fo:color="#808080"/>
    </style:style>
    <style:style style:name="P20" style:family="paragraph">
      <style:paragraph-properties fo:text-align="center"/>
      <style:text-properties fo:color="#808080"/>
    </style:style>
    <style:style style:name="P21" style:family="paragraph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P22" style:family="paragraph">
      <style:text-properties fo:font-family="'Heiti SC'" style:font-pitch="variable" fo:font-size="18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end"/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T1" style:family="text">
      <style:text-properties style:text-outline="false" style:text-line-through-style="none" fo:font-family="Menlo" fo:font-size="20pt" fo:text-shadow="none" style:text-underline-style="none" fo:font-weight="normal" style:letter-kerning="true" style:font-family-asian="Menlo" style:font-size-asian="20pt" style:font-weight-asian="normal" style:font-family-complex="Menlo" style:font-size-complex="20pt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3" style:family="text">
      <style:text-properties fo:color="#000080" style:text-outline="false" style:text-line-through-style="none" fo:font-family="Menlo" fo:font-size="20pt" fo:text-shadow="none" style:text-underline-style="none" fo:font-weight="bold" style:letter-kerning="true" style:font-family-asian="Menlo" style:font-size-asian="20pt" style:font-weight-asian="bold" style:font-family-complex="Menlo" style:font-size-complex="20pt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5" style:family="text">
      <style:text-properties fo:color="#808000"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6" style:family="text">
      <style:text-properties fo:color="#660e7a" style:text-outline="false" style:text-line-through-style="none" fo:font-family="Menlo" fo:font-size="20pt" fo:font-style="italic" fo:text-shadow="none" style:text-underline-style="none" fo:font-weight="bold" style:letter-kerning="true" style:font-family-asian="Menlo" style:font-size-asian="20pt" style:font-style-asian="italic" style:font-weight-asian="bold" style:font-family-complex="Menlo" style:font-size-complex="20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enlo" fo:font-size="20pt" fo:text-shadow="none" style:text-underline-style="none" fo:font-weight="normal" style:letter-kerning="true" style:font-family-asian="Menlo" style:font-size-asian="20pt" style:font-weight-asian="normal" style:font-family-complex="Menlo" style:font-size-complex="20pt" style:font-weight-complex="normal" style:text-emphasize="none" style:font-relief="none" style:text-overline-style="none" style:text-overline-color="font-color"/>
    </style:style>
    <style:style style:name="T8" style:family="text">
      <style:text-properties fo:color="#660e7a" style:text-outline="false" style:text-line-through-style="none" fo:font-family="Menlo" fo:font-size="20pt" fo:font-style="italic" fo:text-shadow="none" style:text-underline-style="none" fo:font-weight="normal" style:letter-kerning="true" style:font-family-asian="Menlo" style:font-size-asian="20pt" style:font-style-asian="italic" style:font-weight-asian="normal" style:font-family-complex="Menlo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enlo" fo:font-size="20pt" fo:font-style="normal" fo:text-shadow="none" style:text-underline-style="none" fo:font-weight="normal" style:letter-kerning="true" style:font-family-asian="Menlo" style:font-size-asian="20pt" style:font-style-asian="normal" style:font-weight-asian="normal" style:font-family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8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9" style:family="text">
      <style:text-properties fo:color="#808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29" style:family="text">
      <style:text-properties fo:color="#808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0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2" style:family="text">
      <style:text-properties fo:color="#660e7a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3" style:family="text">
      <style:text-properties fo:color="#00800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color="#80808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6" style:family="text">
      <style:text-properties fo:color="#0073bf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font-family="'Heiti SC'" style:font-pitch="variable" fo:font-size="24pt" style:font-size-asian="24pt" style:font-size-complex="24pt"/>
    </style:style>
    <style:style style:name="T39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40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41" style:family="text">
      <style:text-properties fo:color="#80808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42" style:family="text">
      <style:text-properties fo:color="#808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80808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family="Menlo" style:font-style-name="Italic" style:font-pitch="variable" fo:font-size="18pt" style:font-size-asian="18pt" style:font-size-complex="18pt"/>
    </style:style>
    <style:style style:name="T47" style:family="text">
      <style:text-properties fo:color="#808080"/>
    </style:style>
    <style:style style:name="T48" style:family="text">
      <style:text-properties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0000ff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9.304cm" svg:height="0.962cm" svg:x="0.762cm" svg:y="1.27cm">
          <draw:text-box>
            <text:p>Starting Position - We start with the following classes.</text:p>
          </draw:text-box>
        </draw:frame>
        <draw:frame draw:style-name="gr2" draw:text-style-name="P2" draw:layer="layout" svg:width="26.67cm" svg:height="18.313cm" svg:x="0.762cm" svg:y="2.54cm">
          <draw:text-box>
            <text:p text:style-name="P1"><text:span text:style-name="T1">MainActivity.java</text:span></text:p>
            <text:p><text:span text:style-name="T2"/></text:p>
            <text:p><text:span text:style-name="T2">FirstPageTest.java</text:span></text:p>
            <text:p><text:span text:style-name="T2"/></text:p>
            <text:p><text:span text:style-name="T2">Skywalker.java <text:s text:c="4"/></text:span></text:p>
            <text:p><text:span text:style-name="T2"><text:s text:c="2"/></text:span><text:span text:style-name="T2">ArrayList&lt;Character&gt; getLineageFor(Character character)</text:span></text:p>
            <text:p><text:span text:style-name="T2"/></text:p>
            <text:p><text:span text:style-name="T2">NamedDrawable.java</text:span></text:p>
            <text:p><text:span text:style-name="T2"><text:s text:c="2"/></text:span><text:span text:style-name="T2">static Drawable getDrawableFromName(Context, String name)</text:span></text:p>
            <text:p><text:span text:style-name="T2"><text:s text:c="2"/></text:span></text:p>
            <text:p><text:span text:style-name="T2">Character.java</text:span></text:p>
            <text:p><text:span text:style-name="T2"/></text:p>
            <text:p><text:span text:style-name="T2">character.xml</text:span></text:p>
            <text:p><text:span text:style-name="T2"/></text:p>
            <text:p><text:span text:style-name="T2">CharacterView.java</text:span></text:p>
            <text:p><text:span text:style-name="T2"/></text:p>
            <text:p><text:span text:style-name="T2">CharacterUTest.java</text:span></text:p>
            <text:p><text:span text:style-name="T2"/></text:p>
            <text:p><text:span text:style-name="T2">CharacterViewUTest.java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19.304cm" svg:height="0.962cm" svg:x="0.762cm" svg:y="1.27cm">
          <draw:text-box>
            <text:p>Starting Position - We start with the following classes.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2" draw:layer="layout" svg:width="26.67cm" svg:height="17.526cm" svg:x="0.762cm" svg:y="2.794cm">
          <draw:text-box>
            <text:p text:style-name="P2"><text:span text:style-name="T3">public class </text:span><text:span text:style-name="T4">MainActivity </text:span><text:span text:style-name="T3">extends </text:span><text:span text:style-name="T4">AppCompatActivity {</text:span><text:span text:style-name="T4"><text:line-break/></text:span><text:span text:style-name="T4"><text:line-break/></text:span><text:span text:style-name="T4"> <text:s/></text:span><text:span text:style-name="T5">@Override</text:span><text:span text:style-name="T5"><text:line-break/></text:span><text:span text:style-name="T5"> <text:s/></text:span><text:span text:style-name="T3">protected void </text:span><text:span text:style-name="T4">onCreate(Bundle savedInstanceState) {</text:span><text:span text:style-name="T4"><text:line-break/></text:span><text:span text:style-name="T4"> <text:s text:c="3"/></text:span><text:span text:style-name="T3">super</text:span><text:span text:style-name="T4">.onCreate(savedInstanceState);</text:span><text:span text:style-name="T4"><text:line-break/></text:span><text:span text:style-name="T4"> <text:s text:c="3"/>setContentView(R.layout.</text:span><text:span text:style-name="T6">activity_main</text:span><text:span text:style-name="T4">);</text:span><text:span text:style-name="T4"><text:line-break/></text:span><text:span text:style-name="T4"><text:line-break/></text:span><text:span text:style-name="T4"> <text:s text:c="3"/>CharacterView characterView =</text:span></text:p>
            <text:p text:style-name="P2"><text:span text:style-name="T4"><text:s text:c="6"/></text:span><text:span text:style-name="T4">(CharacterView)findViewById(R.id.</text:span><text:span text:style-name="T6">character_view</text:span><text:span text:style-name="T7">);</text:span><text:span text:style-name="T7"><text:line-break/></text:span><text:span text:style-name="T7"> <text:s text:c="3"/>characterView.setCharacter(SkyWalker.</text:span><text:span text:style-name="T8">shmiSkywalker</text:span><text:span text:style-name="T9">);</text:span><text:span text:style-name="T9"><text:line-break/></text:span><text:span text:style-name="T9"> <text:s/>}</text:span><text:span text:style-name="T9"><text:line-break/></text:span><text:span text:style-name="T9"><text:line-break/></text:span><text:span text:style-name="T9">}</text:span></text:p>
          </draw:text-box>
        </draw:frame>
        <draw:frame draw:style-name="standard" draw:layer="layout" svg:width="27.254cm" svg:height="2.003cm" svg:x="0.432cm" svg:y="0.2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MainActivity.java</text:span></text:p>
              </table:table-cell>
              <table:table-cell table:style-name="ce2">
                <text:p text:style-name="P5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layer="layout" svg:width="23.876cm" svg:height="0.962cm" svg:x="0.762cm" svg:y="1.27cm">
          <draw:text-box>
            <text:p>Starting Position - character.xml</text:p>
          </draw:text-box>
        </draw:frame>
        <draw:frame draw:style-name="gr2" draw:text-style-name="P6" draw:layer="layout" svg:width="26.67cm" svg:height="17.78cm" svg:x="0.762cm" svg:y="2.54cm">
          <draw:text-box>
            <text:p text:style-name="P6"><text:span text:style-name="T11">&lt;</text:span><text:span text:style-name="T12">LinearLayout</text:span><text:span text:style-name="T13"><text:line-break/></text:span><text:span text:style-name="T13"> <text:s/></text:span><text:span text:style-name="T14">android</text:span><text:span text:style-name="T15">:orientation=</text:span><text:span text:style-name="T13">"vertical"</text:span><text:span text:style-name="T11">&gt;</text:span><text:span text:style-name="T11"><text:line-break/></text:span><text:span text:style-name="T11"> <text:s/>&lt;</text:span><text:span text:style-name="T12">ScrollView</text:span><text:span text:style-name="T12"><text:line-break/></text:span><text:span text:style-name="T12"> <text:s text:c="3"/></text:span><text:span text:style-name="T14">android</text:span><text:span text:style-name="T15">:layout_width=</text:span><text:span text:style-name="T13">"match_parent"</text:span><text:span text:style-name="T13"><text:line-break/></text:span><text:span text:style-name="T13"> <text:s text:c="3"/></text:span><text:span text:style-name="T14">android</text:span><text:span text:style-name="T15">:layout_height=</text:span><text:span text:style-name="T13">"match_parent"</text:span><text:span text:style-name="T11">&gt;</text:span><text:span text:style-name="T11"><text:line-break/></text:span><text:span text:style-name="T11"> <text:s text:c="3"/>&lt;</text:span><text:span text:style-name="T12">LinearLayout</text:span><text:span text:style-name="T12"><text:line-break/></text:span><text:span text:style-name="T12"> <text:s text:c="5"/></text:span><text:span text:style-name="T14">android</text:span><text:span text:style-name="T15">:layout_width=</text:span><text:span text:style-name="T13">"match_parent"</text:span><text:span text:style-name="T13"><text:line-break/></text:span><text:span text:style-name="T13"> <text:s text:c="5"/></text:span><text:span text:style-name="T14">android</text:span><text:span text:style-name="T15">:layout_height=</text:span><text:span text:style-name="T13">"wrap_content"</text:span><text:span text:style-name="T13"><text:line-break/></text:span><text:span text:style-name="T13"> <text:s text:c="5"/></text:span><text:span text:style-name="T14">android</text:span><text:span text:style-name="T15">:orientation=</text:span><text:span text:style-name="T13">"vertical"</text:span><text:span text:style-name="T11">&gt;</text:span><text:span text:style-name="T11"><text:line-break/></text:span><text:span text:style-name="T11"> <text:s text:c="5"/>&lt;</text:span><text:span text:style-name="T12">TextView</text:span><text:span text:style-name="T12"><text:line-break/></text:span><text:span text:style-name="T12"> <text:s text:c="7"/></text:span><text:span text:style-name="T14">android</text:span><text:span text:style-name="T15">:id=</text:span><text:span text:style-name="T13">"@+id/character_name"</text:span><text:span text:style-name="T13"><text:line-break/></text:span><text:span text:style-name="T13"> <text:s text:c="7"/></text:span><text:span text:style-name="T14">android</text:span><text:span text:style-name="T15">:layout_width=</text:span><text:span text:style-name="T13">"wrap_content"</text:span><text:span text:style-name="T13"><text:line-break/></text:span><text:span text:style-name="T13"> <text:s text:c="7"/></text:span><text:span text:style-name="T14">android</text:span><text:span text:style-name="T15">:layout_height=</text:span><text:span text:style-name="T13">"wrap_content"</text:span><text:span text:style-name="T13"><text:line-break/></text:span><text:span text:style-name="T13"> <text:s text:c="7"/></text:span><text:span text:style-name="T14">android</text:span><text:span text:style-name="T15">:layout_gravity=</text:span><text:span text:style-name="T13">"center"</text:span><text:span text:style-name="T13"><text:line-break/></text:span><text:span text:style-name="T13"> <text:s text:c="7"/></text:span><text:span text:style-name="T14">android</text:span><text:span text:style-name="T15">:textSize=</text:span><text:span text:style-name="T13">"24sp"</text:span><text:span text:style-name="T11">/&gt;</text:span><text:span text:style-name="T11"><text:line-break/></text:span><text:span text:style-name="T11"> <text:s text:c="5"/>&lt;</text:span><text:span text:style-name="T12">ImageView</text:span><text:span text:style-name="T12"><text:line-break/></text:span><text:span text:style-name="T12"> <text:s text:c="7"/></text:span><text:span text:style-name="T14">android</text:span><text:span text:style-name="T15">:id=</text:span><text:span text:style-name="T13">"@+id/character_pict"</text:span><text:span text:style-name="T13"><text:line-break/></text:span><text:span text:style-name="T13"> <text:s text:c="7"/></text:span><text:span text:style-name="T14">android</text:span><text:span text:style-name="T15">:layout_width=</text:span><text:span text:style-name="T13">"200dp"</text:span><text:span text:style-name="T13"><text:line-break/></text:span><text:span text:style-name="T13"> <text:s text:c="7"/></text:span><text:span text:style-name="T14">android</text:span><text:span text:style-name="T15">:layout_height=</text:span><text:span text:style-name="T13">"wrap_content"</text:span><text:span text:style-name="T13"><text:line-break/></text:span><text:span text:style-name="T13"> <text:s text:c="7"/></text:span><text:span text:style-name="T14">android</text:span><text:span text:style-name="T15">:layout_gravity=</text:span><text:span text:style-name="T13">"center"</text:span><text:span text:style-name="T13"><text:line-break/></text:span><text:span text:style-name="T13"> <text:s text:c="7"/></text:span><text:span text:style-name="T14">android</text:span><text:span text:style-name="T15">:adjustViewBounds=</text:span><text:span text:style-name="T13">"true"</text:span><text:span text:style-name="T13"><text:line-break/></text:span><text:span text:style-name="T13"> <text:s text:c="7"/></text:span><text:span text:style-name="T14">android</text:span><text:span text:style-name="T15">:scaleType=</text:span><text:span text:style-name="T13">"fitXY"</text:span><text:span text:style-name="T11">/&gt;</text:span><text:span text:style-name="T11"><text:line-break/></text:span><text:span text:style-name="T11"> <text:s text:c="3"/>&lt;/</text:span><text:span text:style-name="T12">LinearLayout</text:span><text:span text:style-name="T11">&gt;</text:span><text:span text:style-name="T11"><text:line-break/></text:span><text:span text:style-name="T11"> <text:s/>&lt;/</text:span><text:span text:style-name="T12">ScrollView</text:span><text:span text:style-name="T11">&gt;</text:span><text:span text:style-name="T11"><text:line-break/></text:span><text:span text:style-name="T11">&lt;/</text:span><text:span text:style-name="T12">LinearLayout</text:span><text:span text:style-name="T16">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character.xml</text:span></text:p>
              </table:table-cell>
              <table:table-cell table:style-name="ce2">
                <text:p text:style-name="P5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layer="layout" svg:width="23.876cm" svg:height="0.962cm" svg:x="0.762cm" svg:y="1.27cm">
          <draw:text-box>
            <text:p>Starting Position - CharacterView.java</text:p>
          </draw:text-box>
        </draw:frame>
        <draw:frame draw:style-name="gr2" draw:text-style-name="P6" draw:layer="layout" svg:width="26.67cm" svg:height="18.619cm" svg:x="0.762cm" svg:y="2.54cm">
          <draw:text-box>
            <text:p text:style-name="P6"><text:span text:style-name="T12">public class </text:span><text:span text:style-name="T11">CharacterView </text:span><text:span text:style-name="T12">extends </text:span><text:span text:style-name="T11">LinearLayout {</text:span></text:p>
            <text:p text:style-name="P6"><text:span text:style-name="T11"><text:line-break/></text:span><text:span text:style-name="T11"> <text:s/></text:span><text:span text:style-name="T12">private </text:span><text:span text:style-name="T11">String </text:span><text:span text:style-name="T14">characterName</text:span><text:span text:style-name="T11">;</text:span><text:span text:style-name="T11"><text:line-break/></text:span><text:span text:style-name="T11"><text:line-break/></text:span><text:span text:style-name="T11"> <text:s/></text:span><text:span text:style-name="T12">public </text:span><text:span text:style-name="T11">CharacterView(Context context, AttributeSet attrs) {</text:span><text:span text:style-name="T11"><text:line-break/></text:span><text:span text:style-name="T11"> <text:s text:c="3"/></text:span><text:span text:style-name="T12">super</text:span><text:span text:style-name="T11">(context, attrs);</text:span><text:span text:style-name="T11"><text:line-break/></text:span><text:span text:style-name="T11"> <text:s text:c="3"/>LayoutInflater inflater = (LayoutInflater)context.</text:span><text:span text:style-name="T11"><text:line-break/></text:span><text:span text:style-name="T11"> <text:s text:c="5"/>getSystemService(Context.</text:span><text:span text:style-name="T17">LAYOUT_INFLATER_SERVICE</text:span><text:span text:style-name="T11">);</text:span><text:span text:style-name="T11"><text:line-break/></text:span><text:span text:style-name="T11"> <text:s text:c="3"/>inflater.inflate(R.layout.</text:span><text:span text:style-name="T17">character</text:span><text:span text:style-name="T11">, </text:span><text:span text:style-name="T12">this</text:span><text:span text:style-name="T11">, </text:span><text:span text:style-name="T12">true</text:span><text:span text:style-name="T11">);</text:span><text:span text:style-name="T11"><text:line-break/></text:span><text:span text:style-name="T11"> <text:s/>}</text:span><text:span text:style-name="T11"><text:line-break/></text:span><text:span text:style-name="T11"><text:line-break/></text:span><text:span text:style-name="T11"> <text:s/></text:span><text:span text:style-name="T12">public void </text:span><text:span text:style-name="T11">setCharacter (Character character) {</text:span><text:span text:style-name="T11"><text:line-break/></text:span><text:span text:style-name="T11"> <text:s text:c="3"/></text:span><text:span text:style-name="T14">characterName </text:span><text:span text:style-name="T11">= character.getName();</text:span><text:span text:style-name="T11"><text:line-break/></text:span><text:span text:style-name="T11"> <text:s text:c="3"/>setName(character.getName());</text:span><text:span text:style-name="T11"><text:line-break/></text:span><text:span text:style-name="T11"> <text:s text:c="3"/>setDrawable(NamedDrawable.</text:span><text:span text:style-name="T18">getDrawableFromName</text:span><text:span text:style-name="T11">(</text:span><text:span text:style-name="T12">this</text:span><text:span text:style-name="T11">.getContext(),</text:span><text:span text:style-name="T11"><text:line-break/></text:span><text:span text:style-name="T11"> <text:s text:c="5"/>character.getName()));</text:span><text:span text:style-name="T11"><text:line-break/></text:span><text:span text:style-name="T11"> <text:s/>}</text:span><text:span text:style-name="T11"><text:line-break/></text:span><text:span text:style-name="T11"><text:line-break/></text:span><text:span text:style-name="T11"> <text:s/></text:span><text:span text:style-name="T12">private void </text:span><text:span text:style-name="T11">setDrawable (Drawable drawable) {</text:span><text:span text:style-name="T11"><text:line-break/></text:span><text:span text:style-name="T11"> <text:s text:c="3"/>ImageView imageView = (ImageView)</text:span><text:span text:style-name="T12">this</text:span><text:span text:style-name="T11">.findViewById(R.id.</text:span><text:span text:style-name="T17">character_pict</text:span><text:span text:style-name="T11">);</text:span><text:span text:style-name="T11"><text:line-break/></text:span><text:span text:style-name="T11"> <text:s text:c="3"/>imageView.setImageDrawable(drawable);</text:span><text:span text:style-name="T11"><text:line-break/></text:span><text:span text:style-name="T11"> <text:s/>}</text:span><text:span text:style-name="T11"><text:line-break/></text:span><text:span text:style-name="T11"><text:line-break/></text:span><text:span text:style-name="T11"> <text:s/></text:span><text:span text:style-name="T12">private void </text:span><text:span text:style-name="T11">setName (String characterName) {</text:span><text:span text:style-name="T11"><text:line-break/></text:span><text:span text:style-name="T11"> <text:s text:c="3"/>TextView nameView = (TextView)</text:span><text:span text:style-name="T12">this</text:span><text:span text:style-name="T11">.findViewById(R.id.</text:span><text:span text:style-name="T17">character_name</text:span><text:span text:style-name="T16">);</text:span><text:span text:style-name="T16"><text:line-break/></text:span><text:span text:style-name="T16"> <text:s text:c="3"/>nameView.setText(characterName)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CharacterView.java</text:span></text:p>
              </table:table-cell>
              <table:table-cell table:style-name="ce2">
                <text:p text:style-name="P5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layer="layout" svg:width="23.876cm" svg:height="0.962cm" svg:x="0.762cm" svg:y="1.27cm">
          <draw:text-box>
            <text:p>Starting Position - FirstPageTest</text:p>
          </draw:text-box>
        </draw:frame>
        <draw:frame draw:style-name="gr2" draw:text-style-name="P7" draw:layer="layout" svg:width="26.67cm" svg:height="17.78cm" svg:x="0.762cm" svg:y="2.54cm">
          <draw:text-box>
            <text:p text:style-name="P7"><text:span text:style-name="T19">@RunWith</text:span><text:span text:style-name="T20">(AndroidJUnit4.</text:span><text:span text:style-name="T21">class</text:span><text:span text:style-name="T20">)</text:span><text:span text:style-name="T20"><text:line-break/></text:span><text:span text:style-name="T21">public class </text:span><text:span text:style-name="T20">FirstPageTest {</text:span><text:span text:style-name="T20"><text:line-break/></text:span><text:span text:style-name="T20"><text:line-break/></text:span><text:span text:style-name="T20"> <text:s/></text:span><text:span text:style-name="T21">private static final </text:span><text:span text:style-name="T20">String </text:span><text:span text:style-name="T22">firstCharacterName </text:span><text:span text:style-name="T20">= </text:span><text:span text:style-name="T23">"Shmi Skywalker"</text:span><text:span text:style-name="T20">;</text:span><text:span text:style-name="T20"><text:line-break/></text:span><text:span text:style-name="T20"><text:line-break/></text:span><text:span text:style-name="T20"> <text:s/></text:span><text:span text:style-name="T19">@Rule</text:span><text:span text:style-name="T19"><text:line-break/></text:span><text:span text:style-name="T19"> <text:s/></text:span><text:span text:style-name="T21">public </text:span><text:span text:style-name="T20">ActivityTestRule </text:span><text:span text:style-name="T24">mActivityRule </text:span><text:span text:style-name="T20">= </text:span></text:p>
            <text:p text:style-name="P7"><text:span text:style-name="T25"><text:s text:c="4"/></text:span><text:span text:style-name="T21">new </text:span><text:span text:style-name="T20">ActivityTestRule(MainActivity.</text:span><text:span text:style-name="T21">class</text:span><text:span text:style-name="T20">);</text:span><text:span text:style-name="T20"><text:line-break/></text:span><text:span text:style-name="T20"><text:line-break/></text:span><text:span text:style-name="T20"> <text:s/></text:span><text:span text:style-name="T19">@Test</text:span><text:span text:style-name="T19"><text:line-break/></text:span><text:span text:style-name="T19"> <text:s/></text:span><text:span text:style-name="T21">public void </text:span><text:span text:style-name="T20">firstPageStartsWithShmi () {</text:span><text:span text:style-name="T20"><text:line-break/></text:span><text:span text:style-name="T20"> <text:s text:c="3"/></text:span><text:span text:style-name="T26">onView</text:span><text:span text:style-name="T20">(</text:span><text:span text:style-name="T26">allOf</text:span><text:span text:style-name="T20">(</text:span><text:span text:style-name="T26">isDisplayed</text:span><text:span text:style-name="T20">(), </text:span><text:span text:style-name="T26">withId</text:span><text:span text:style-name="T20">(R.id.</text:span><text:span text:style-name="T22">character_name</text:span><text:span text:style-name="T20">))).</text:span><text:span text:style-name="T20"><text:line-break/></text:span><text:span text:style-name="T20"> <text:s text:c="5"/>check(</text:span><text:span text:style-name="T26">matches</text:span><text:span text:style-name="T20">(</text:span><text:span text:style-name="T26">withText</text:span><text:span text:style-name="T20">(</text:span><text:span text:style-name="T22">firstCharacterName</text:span><text:span text:style-name="T20">)));</text:span></text:p>
            <text:p text:style-name="P7"><text:span text:style-name="T20"><text:line-break/></text:span><text:span text:style-name="T20"> <text:s text:c="3"/></text:span><text:span text:style-name="T26">onView</text:span><text:span text:style-name="T20">(</text:span><text:span text:style-name="T26">allOf</text:span><text:span text:style-name="T20">(</text:span><text:span text:style-name="T26">isDisplayed</text:span><text:span text:style-name="T20">(), </text:span><text:span text:style-name="T26">withId</text:span><text:span text:style-name="T20">(R.id.</text:span><text:span text:style-name="T22">character_pict</text:span><text:span text:style-name="T20">))).</text:span></text:p>
            <text:p text:style-name="P7"><text:span text:style-name="T20"><text:s text:c="5"/></text:span><text:span text:style-name="T20">check(</text:span><text:span text:style-name="T26">matches</text:span><text:span text:style-name="T20">(DrawableMatcher.</text:span></text:p>
            <text:p text:style-name="P7"><text:span text:style-name="T26"><text:s text:c="21"/></text:span><text:span text:style-name="T26">withCharacterName</text:span><text:span text:style-name="T20">(</text:span><text:span text:style-name="T22">firstCharacterName</text:span><text:span text:style-name="T27">)));</text:span><text:span text:style-name="T27"><text:line-break/></text:span><text:span text:style-name="T27"> <text:s/>}</text:span><text:span text:style-name="T27"><text:line-break/></text:span><text:span text:style-name="T27"><text:line-break/></text:span><text:span text:style-name="T27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FirstPageTest.java</text:span></text:p>
              </table:table-cell>
              <table:table-cell table:style-name="ce2">
                <text:p text:style-name="P5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layer="layout" svg:width="23.876cm" svg:height="0.962cm" svg:x="0.762cm" svg:y="1.27cm">
          <draw:text-box>
            <text:p>Starting Position - CharacterUTest</text:p>
          </draw:text-box>
        </draw:frame>
        <draw:frame draw:style-name="gr2" draw:text-style-name="P7" draw:layer="layout" svg:width="26.67cm" svg:height="17.78cm" svg:x="0.762cm" svg:y="2.54cm">
          <draw:text-box>
            <text:p text:style-name="P7"><text:span text:style-name="T28"><text:s/></text:span><text:span text:style-name="T29">@BeforeClass</text:span><text:span text:style-name="T29"><text:line-break/></text:span><text:span text:style-name="T29"> <text:s/></text:span><text:span text:style-name="T30">public static void </text:span><text:span text:style-name="T31">initCharacters () {</text:span><text:span text:style-name="T31"><text:line-break/></text:span><text:span text:style-name="T31"> <text:s text:c="3"/></text:span><text:span text:style-name="T32">shmiS <text:s text:c="5"/></text:span><text:span text:style-name="T31">= </text:span><text:span text:style-name="T30">new </text:span><text:span text:style-name="T31">Character(</text:span><text:span text:style-name="T33">"Shmi Skywalker"</text:span><text:span text:style-name="T31">);...</text:span><text:span text:style-name="T31"><text:line-break/></text:span><text:span text:style-name="T31"> <text:s/>}</text:span><text:span text:style-name="T31"><text:line-break/></text:span><text:span text:style-name="T31"><text:line-break/></text:span><text:span text:style-name="T31"> <text:s/></text:span><text:span text:style-name="T34">// tests getName()</text:span><text:span text:style-name="T34"><text:line-break/></text:span><text:span text:style-name="T34"> <text:s/></text:span><text:span text:style-name="T29">@Test</text:span><text:span text:style-name="T29"><text:line-break/></text:span><text:span text:style-name="T29"> <text:s/></text:span><text:span text:style-name="T30">public void </text:span><text:span text:style-name="T31">returnsName () {</text:span><text:span text:style-name="T31"><text:line-break/></text:span><text:span text:style-name="T31"> <text:s text:c="3"/></text:span><text:span text:style-name="T26">assertEquals</text:span><text:span text:style-name="T31">(</text:span><text:span text:style-name="T32">shmiS</text:span><text:span text:style-name="T31">.getName(), </text:span><text:span text:style-name="T33">"Shmi Skywalker"</text:span><text:span text:style-name="T31">);</text:span><text:span text:style-name="T31"><text:line-break/></text:span><text:span text:style-name="T31"> <text:s/>}</text:span><text:span text:style-name="T31"><text:line-break/></text:span><text:span text:style-name="T31"><text:line-break/></text:span><text:span text:style-name="T31"> <text:s/></text:span><text:span text:style-name="T34">// tests setChildren(Character ...childs) and getChildren()</text:span><text:span text:style-name="T34"><text:line-break/></text:span><text:span text:style-name="T34"> <text:s/></text:span><text:span text:style-name="T29">@Test</text:span><text:span text:style-name="T29"><text:line-break/></text:span><text:span text:style-name="T29"> <text:s/></text:span><text:span text:style-name="T30">public void </text:span><text:span text:style-name="T31">setAndGetChildren () {</text:span><text:span text:style-name="T31"><text:line-break/></text:span><text:span text:style-name="T31"> <text:s text:c="3"/>ArrayList&lt;Character&gt; twins = </text:span><text:span text:style-name="T30">new </text:span><text:span text:style-name="T31">ArrayList&lt;&gt;();</text:span><text:span text:style-name="T31"><text:line-break/></text:span><text:span text:style-name="T31"> <text:s text:c="3"/>twins.add(</text:span><text:span text:style-name="T32">leiaO</text:span><text:span text:style-name="T31">);</text:span><text:span text:style-name="T31"><text:line-break/></text:span><text:span text:style-name="T31"> <text:s text:c="3"/>twins.add(</text:span><text:span text:style-name="T32">lukeS</text:span><text:span text:style-name="T31">);</text:span><text:span text:style-name="T31"><text:line-break/></text:span><text:span text:style-name="T31"> <text:s text:c="3"/></text:span><text:span text:style-name="T32">anakinS</text:span><text:span text:style-name="T31">.setChildren(</text:span><text:span text:style-name="T32">leiaO</text:span><text:span text:style-name="T31">, </text:span><text:span text:style-name="T32">lukeS</text:span><text:span text:style-name="T31">);</text:span><text:span text:style-name="T31"><text:line-break/></text:span><text:span text:style-name="T31"> <text:s text:c="3"/></text:span><text:span text:style-name="T26">assertTrue</text:span><text:span text:style-name="T31">(twins.containsAll(</text:span><text:span text:style-name="T32">anakinS</text:span><text:span text:style-name="T31">.getChildren()));</text:span><text:span text:style-name="T31"><text:line-break/></text:span><text:span text:style-name="T31"> <text:s text:c="3"/></text:span><text:span text:style-name="T26">assertEquals</text:span><text:span text:style-name="T31">(</text:span><text:span text:style-name="T35">2</text:span><text:span text:style-name="T31">, </text:span><text:span text:style-name="T32">anakinS</text:span><text:span text:style-name="T31">.getChildren().size());</text:span><text:span text:style-name="T31"><text:line-break/></text:span><text:span text:style-name="T31"> <text:s/>}</text:span><text:span text:style-name="T36"><text:line-break/></text:span><text:span text:style-name="T36"><text:line-break/></text:span><text:span text:style-name="T27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CharacterUTest.java</text:span></text:p>
              </table:table-cell>
              <table:table-cell table:style-name="ce2">
                <text:p text:style-name="P5">StartingCode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8" draw:layer="layout" svg:width="23.876cm" svg:height="0.962cm" svg:x="0.762cm" svg:y="1.27cm">
          <draw:text-box>
            <text:p text:style-name="P8">MyPlainPagerAdapter - Classes involved.</text:p>
          </draw:text-box>
        </draw:frame>
        <draw:frame draw:style-name="gr5" draw:text-style-name="P10" draw:layer="layout" svg:width="5.842cm" svg:height="12.78cm" svg:x="0.508cm" svg:y="5.334cm">
          <draw:text-box>
            <text:p text:style-name="P9"><text:span text:style-name="T37">[AA]</text:span></text:p>
            <text:p text:style-name="P9"><text:span text:style-name="T37"><text:s/></text:span></text:p>
            <text:p text:style-name="P9"><text:span text:style-name="T37">[AA]</text:span></text:p>
            <text:p text:style-name="P9"><text:span text:style-name="T28"><text:s/></text:span></text:p>
            <text:p text:style-name="P9"><text:span text:style-name="T37">[AA]</text:span></text:p>
            <text:p text:style-name="P9"><text:span text:style-name="T28"><text:s/></text:span></text:p>
            <text:p text:style-name="P9"><text:span text:style-name="T28">[AA, BB, CC]</text:span></text:p>
            <text:p text:style-name="P9"><text:span text:style-name="T28"><text:s/></text:span></text:p>
            <text:p text:style-name="P9"><text:span text:style-name="T28"><text:s/></text:span><text:span text:style-name="T28">[AA]</text:span></text:p>
            <text:p text:style-name="P9"><text:span text:style-name="T28"><text:s/></text:span></text:p>
            <text:p text:style-name="P9"><text:span text:style-name="T28"><text:s text:c="2"/></text:span><text:span text:style-name="T28">[BB, CC]</text:span></text:p>
            <text:p text:style-name="P9"><text:span text:style-name="T28"/></text:p>
            <text:p text:style-name="P9"><text:span text:style-name="T28">[BB]</text:span></text:p>
            <text:p text:style-name="P9"><text:span text:style-name="T28"/></text:p>
            <text:p text:style-name="P9"><text:span text:style-name="T28"><text:s text:c="8"/></text:span><text:span text:style-name="T28">[DD]</text:span></text:p>
            <text:p text:style-name="P9"><text:span text:style-name="T28"/></text:p>
            <text:p text:style-name="P9"><text:span text:style-name="T28"><text:s/></text:span><text:span text:style-name="T28">[DD]</text:span></text:p>
          </draw:text-box>
        </draw:frame>
        <draw:frame draw:style-name="gr6" draw:text-style-name="P12" draw:layer="layout" svg:width="14.478cm" svg:height="13.517cm" svg:x="6.35cm" svg:y="5.334cm">
          <draw:text-box>
            <text:p text:style-name="P8"><text:span text:style-name="T28">StraightLineWIRTest.java </text:span></text:p>
            <text:p text:style-name="P8"><text:span text:style-name="T28"/></text:p>
            <text:p text:style-name="P8"><text:span text:style-name="T28">MainActivity.java</text:span></text:p>
            <text:p text:style-name="P8"><text:span text:style-name="T28"/></text:p>
            <text:p text:style-name="P8"><text:span text:style-name="T28">activity_main.xml</text:span></text:p>
            <text:p text:style-name="P8"><text:span text:style-name="T28"/></text:p>
            <text:p text:style-name="P11"><text:span text:style-name="T37">MyPlainPagerAdapter.java</text:span></text:p>
            <text:p text:style-name="P11"><text:span text:style-name="T37"/></text:p>
            <text:p text:style-name="P8"><text:span text:style-name="T28">MyPlainPagerAdapterUTest1.java</text:span></text:p>
            <text:p text:style-name="P8"><text:span text:style-name="T28"/></text:p>
            <text:p text:style-name="P8"><text:span text:style-name="T28">MyPlainPagerAdapterUTest2.java <text:s text:c="8"/></text:span></text:p>
            <text:p text:style-name="P8"><text:span text:style-name="T28">CharacterAdapter.java</text:span><text:span text:style-name="T28"> (Interface) </text:span></text:p>
            <text:p text:style-name="P8"><text:span text:style-name="T28"/></text:p>
            <text:p text:style-name="P8"><text:span text:style-name="T28">SkywalkerAdapter.java</text:span></text:p>
            <text:p text:style-name="P8"><text:span text:style-name="T28"/></text:p>
            <text:p text:style-name="P8"><text:span text:style-name="T28">SkywalkerAdapterStraightUTest.java</text:span></text:p>
            <text:p text:style-name="P8"><text:span text:style-name="T28"/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Classes Involved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13" draw:layer="layout" svg:width="22.606cm" svg:height="1.945cm" svg:x="2.54cm" svg:y="2.54cm">
          <draw:text-box>
            <text:p text:style-name="P13"><text:span text:style-name="T38">Sliding through StarWars characters using ViewPager and MyPlainPagerAdap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8" draw:layer="layout" svg:width="23.876cm" svg:height="0.962cm" svg:x="0.762cm" svg:y="1.27cm">
          <draw:text-box>
            <text:p text:style-name="P8">MyPlainPagerAdapter - StraightLineWIRTest</text:p>
          </draw:text-box>
        </draw:frame>
        <draw:frame draw:style-name="gr2" draw:text-style-name="P6" draw:layer="layout" svg:width="26.67cm" svg:height="17.963cm" svg:x="0.762cm" svg:y="2.54cm">
          <draw:text-box>
            <text:p text:style-name="P6"><text:span text:style-name="T39">@RunWith</text:span><text:span text:style-name="T11">(AndroidJUnit4.</text:span><text:span text:style-name="T12">class</text:span><text:span text:style-name="T11">)</text:span><text:span text:style-name="T11"><text:line-break/></text:span><text:span text:style-name="T12">public class </text:span><text:span text:style-name="T11">StraightLineWIRTest {</text:span><text:span text:style-name="T11"><text:line-break/></text:span><text:span text:style-name="T11"> <text:s/></text:span><text:span text:style-name="T12">private </text:span><text:span text:style-name="T11">ViewPagerIdlingResource </text:span><text:span text:style-name="T14">idlingResource</text:span><text:span text:style-name="T11">;</text:span><text:span text:style-name="T11"><text:line-break/></text:span><text:span text:style-name="T40"><text:line-break/></text:span><text:span text:style-name="T40"> <text:s/></text:span><text:span text:style-name="T39">@Rule</text:span><text:span text:style-name="T39"><text:line-break/></text:span><text:span text:style-name="T39"> <text:s/></text:span><text:span text:style-name="T12">public </text:span><text:span text:style-name="T11">IntentsTestRule&lt;MainActivity&gt; </text:span><text:span text:style-name="T14">mActivityRule </text:span><text:span text:style-name="T11">=</text:span><text:span text:style-name="T11"><text:line-break/></text:span><text:span text:style-name="T11"> <text:s text:c="3"/></text:span><text:span text:style-name="T12">new </text:span><text:span text:style-name="T11">IntentsTestRule(MainActivity.</text:span><text:span text:style-name="T12">class</text:span><text:span text:style-name="T11">, </text:span><text:span text:style-name="T12">true</text:span><text:span text:style-name="T11">, </text:span><text:span text:style-name="T12">false</text:span><text:span text:style-name="T11">);</text:span><text:span text:style-name="T11"><text:line-break/></text:span><text:span text:style-name="T11"><text:line-break/></text:span><text:span text:style-name="T11"> <text:s/></text:span><text:span text:style-name="T39">@After</text:span><text:span text:style-name="T39"><text:line-break/></text:span><text:span text:style-name="T39"> <text:s/></text:span><text:span text:style-name="T12">public void </text:span><text:span text:style-name="T11">tearDownIdlingResource () {</text:span><text:span text:style-name="T11"><text:line-break/></text:span><text:span text:style-name="T11"> <text:s text:c="3"/></text:span><text:span text:style-name="T41">//</text:span><text:span text:style-name="T40">unregisterIdlingResources</text:span><text:span text:style-name="T41">(</text:span><text:span text:style-name="T42">idlingResource</text:span><text:span text:style-name="T41">);</text:span><text:span text:style-name="T11"><text:line-break/></text:span><text:span text:style-name="T11"> <text:s/>}</text:span><text:span text:style-name="T11"><text:line-break/></text:span><text:span text:style-name="T11"><text:line-break/></text:span><text:span text:style-name="T11"> <text:s/></text:span><text:span text:style-name="T39">@Test</text:span><text:span text:style-name="T39"><text:line-break/></text:span><text:span text:style-name="T39"> <text:s/></text:span><text:span text:style-name="T12">public void </text:span><text:span text:style-name="T11">firstSwipe () {</text:span><text:span text:style-name="T11"><text:line-break/></text:span><text:span text:style-name="T11"> <text:s text:c="3"/>Activity activity = startActivity();</text:span><text:span text:style-name="T11"><text:line-break/></text:span><text:span text:style-name="T11"><text:line-break/></text:span><text:span text:style-name="T11"> <text:s text:c="3"/></text:span><text:span text:style-name="T41">//</text:span><text:span text:style-name="T42">idlingResource </text:span><text:span text:style-name="T41">= </text:span><text:span text:style-name="T42">new </text:span><text:span text:style-name="T41">ViewPagerIdlingResource((ViewPager)activity.</text:span><text:span text:style-name="T41"><text:line-break/></text:span><text:span text:style-name="T41"> <text:s text:c="3"/>// <text:s/>findViewById(R.id.</text:span><text:span text:style-name="T43">view_pager</text:span><text:span text:style-name="T41">), </text:span><text:span text:style-name="T42">"VPIR_0"</text:span><text:span text:style-name="T41">);</text:span><text:span text:style-name="T41"><text:line-break/></text:span><text:span text:style-name="T41"> <text:s text:c="3"/>//</text:span><text:span text:style-name="T40">registerIdlingResources</text:span><text:span text:style-name="T41">(</text:span><text:span text:style-name="T42">idlingResource</text:span><text:span text:style-name="T41">);</text:span><text:span text:style-name="T11"><text:line-break/></text:span><text:span text:style-name="T11"><text:line-break/></text:span><text:span text:style-name="T11"> <text:s text:c="3"/></text:span><text:span text:style-name="T18">onView</text:span><text:span text:style-name="T11">(</text:span><text:span text:style-name="T18">isRoot</text:span><text:span text:style-name="T11">()).perform(</text:span><text:span text:style-name="T18">swipeLeft</text:span><text:span text:style-name="T11">());</text:span><text:span text:style-name="T40"><text:line-break/></text:span><text:span text:style-name="T40"> <text:s text:c="3"/></text:span><text:span text:style-name="T18">onView</text:span><text:span text:style-name="T11">(</text:span><text:span text:style-name="T18">allOf</text:span><text:span text:style-name="T11">(</text:span><text:span text:style-name="T18">withId</text:span><text:span text:style-name="T11">(R.id.</text:span><text:span text:style-name="T17">character_name</text:span><text:span text:style-name="T11">),</text:span><text:span text:style-name="T18">withText</text:span><text:span text:style-name="T11">(</text:span><text:span text:style-name="T17">anakin_s</text:span><text:span text:style-name="T11">))).</text:span><text:span text:style-name="T11"><text:line-break/></text:span><text:span text:style-name="T11"> <text:s text:c="5"/>check(</text:span><text:span text:style-name="T18">matches</text:span><text:span text:style-name="T11">(</text:span><text:span text:style-name="T18">isCompletelyDisplayed</text:span><text:span text:style-name="T11">()));</text:span><text:span text:style-name="T11"><text:line-break/></text:span><text:span text:style-name="T11"> <text:s text:c="3"/></text:span><text:span text:style-name="T18">onView</text:span><text:span text:style-name="T11">(</text:span><text:span text:style-name="T18">allOf</text:span><text:span text:style-name="T11">(</text:span><text:span text:style-name="T18">withId</text:span><text:span text:style-name="T11">(R.id.</text:span><text:span text:style-name="T17">character_name</text:span><text:span text:style-name="T11">),</text:span><text:span text:style-name="T18">withText</text:span><text:span text:style-name="T11">(</text:span><text:span text:style-name="T17">shmi_s</text:span><text:span text:style-name="T16">))).</text:span><text:span text:style-name="T16"><text:line-break/></text:span><text:span text:style-name="T16"> <text:s text:c="5"/>check(</text:span><text:span text:style-name="T44">matches</text:span><text:span text:style-name="T16">(</text:span><text:span text:style-name="T44">not</text:span><text:span text:style-name="T16">(</text:span><text:span text:style-name="T44">isCompletelyDisplayed</text:span><text:span text:style-name="T16">())));</text:span><text:span text:style-name="T16"><text:line-break/></text:span><text:span text:style-name="T16"> <text:s/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StraightLineWIRTest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8" draw:layer="layout" svg:width="23.876cm" svg:height="0.962cm" svg:x="0.762cm" svg:y="1.27cm">
          <draw:text-box>
            <text:p text:style-name="P8">MyPlainPagerAdapter - MainActivity.java</text:p>
          </draw:text-box>
        </draw:frame>
        <draw:frame draw:style-name="gr2" draw:text-style-name="P7" draw:layer="layout" svg:width="26.67cm" svg:height="17.78cm" svg:x="0.762cm" svg:y="2.54cm">
          <draw:text-box>
            <text:p text:style-name="P7"><text:span text:style-name="T21">public class </text:span><text:span text:style-name="T20">MainActivity </text:span><text:span text:style-name="T21">extends </text:span><text:span text:style-name="T20">AppCompatActivity {</text:span><text:span text:style-name="T20"><text:line-break/></text:span><text:span text:style-name="T20"><text:line-break/></text:span><text:span text:style-name="T20"> <text:s/></text:span><text:span text:style-name="T19">@Override</text:span><text:span text:style-name="T19"><text:line-break/></text:span><text:span text:style-name="T19"> <text:s/></text:span><text:span text:style-name="T21">protected void </text:span><text:span text:style-name="T20">onCreate(Bundle savedInstanceState) {</text:span><text:span text:style-name="T20"><text:line-break/></text:span><text:span text:style-name="T20"> <text:s text:c="3"/></text:span><text:span text:style-name="T21">super</text:span><text:span text:style-name="T20">.onCreate(savedInstanceState);</text:span><text:span text:style-name="T20"><text:line-break/></text:span><text:span text:style-name="T20"> <text:s text:c="3"/>setContentView(R.layout.</text:span><text:span text:style-name="T22">activity_main</text:span><text:span text:style-name="T20">);</text:span><text:span text:style-name="T20"><text:line-break/></text:span><text:span text:style-name="T20"><text:line-break/></text:span><text:span text:style-name="T20"> <text:s text:c="3"/></text:span><text:span text:style-name="T34">//MyPlainPagerAdapter implementation</text:span><text:span text:style-name="T34"><text:line-break/></text:span><text:span text:style-name="T34"> <text:s text:c="3"/></text:span><text:span text:style-name="T20">ViewPager viewPager = (ViewPager)findViewById(R.id.</text:span><text:span text:style-name="T22">view_pager</text:span><text:span text:style-name="T20">);</text:span><text:span text:style-name="T20"><text:line-break/></text:span><text:span text:style-name="T20"> <text:s text:c="3"/>CharacterAdapter characterAdapter = </text:span><text:span text:style-name="T21">new </text:span><text:span text:style-name="T20">SkywalkerAdapter();</text:span><text:span text:style-name="T20"><text:line-break/></text:span><text:span text:style-name="T20"> <text:s text:c="3"/>//ArrayList&lt;Character&gt; allanaSoloFamily = </text:span></text:p>
            <text:p text:style-name="P7"><text:span text:style-name="T20"><text:s text:c="5"/></text:span><text:span text:style-name="T20">// SkyWalker.</text:span><text:span text:style-name="T26">getLineageFor</text:span><text:span text:style-name="T20">(SkyWalker.</text:span><text:span text:style-name="T32">allanaSolo</text:span><text:span text:style-name="T20">);</text:span><text:span text:style-name="T20"><text:line-break/></text:span><text:span text:style-name="T20"> <text:s text:c="3"/>//characterAdapter.addCharacters(allanaSoloFamily);</text:span><text:span text:style-name="T20"><text:line-break/></text:span><text:span text:style-name="T20"> <text:s text:c="3"/>PagerAdapter plainAdapter = </text:span></text:p>
            <text:p text:style-name="P7"><text:span text:style-name="T21"><text:s text:c="6"/></text:span><text:span text:style-name="T21">new </text:span><text:span text:style-name="T27">MyPlainPagerAdapter(characterAdapter);</text:span><text:span text:style-name="T27"><text:line-break/></text:span><text:span text:style-name="T27"> <text:s text:c="3"/>viewPager.setAdapter(plainAdapter);</text:span><text:span text:style-name="T27"><text:line-break/></text:span><text:span text:style-name="T27"> <text:s/>}</text:span><text:span text:style-name="T27"><text:line-break/></text:span><text:span text:style-name="T27"><text:line-break/></text:span><text:span text:style-name="T27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MainActivity.java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8" draw:layer="layout" svg:width="23.876cm" svg:height="0.962cm" svg:x="0.762cm" svg:y="1.27cm">
          <draw:text-box>
            <text:p text:style-name="P8">MyPlainPagerAdapter - activity_main.xml</text:p>
          </draw:text-box>
        </draw:frame>
        <draw:frame draw:style-name="gr2" draw:text-style-name="P7" draw:layer="layout" svg:width="26.67cm" svg:height="17.78cm" svg:x="0.762cm" svg:y="2.54cm">
          <draw:text-box>
            <text:p text:style-name="P7"><text:span text:style-name="T20">&lt;</text:span><text:span text:style-name="T21">FrameLayout</text:span><text:span text:style-name="T21"><text:line-break/></text:span><text:span text:style-name="T21"> <text:s/></text:span><text:span text:style-name="T24">android</text:span><text:span text:style-name="T45">:id=</text:span><text:span text:style-name="T23">"@+id/activity_main"</text:span><text:span text:style-name="T23"><text:line-break/></text:span><text:span text:style-name="T23"> <text:s/></text:span><text:span text:style-name="T24">android</text:span><text:span text:style-name="T45">:layout_width=</text:span><text:span text:style-name="T23">"match_parent"</text:span><text:span text:style-name="T23"><text:line-break/></text:span><text:span text:style-name="T23"> <text:s/></text:span><text:span text:style-name="T24">android</text:span><text:span text:style-name="T45">:layout_height=</text:span><text:span text:style-name="T23">"match_parent"</text:span><text:span text:style-name="T23"><text:line-break/></text:span><text:span text:style-name="T23"> <text:s/></text:span><text:span text:style-name="T24">tools</text:span><text:span text:style-name="T45">:context=</text:span><text:span text:style-name="T23">"flobee.myapplication.MainActivity"</text:span><text:span text:style-name="T20">&gt;</text:span><text:span text:style-name="T20"><text:line-break/></text:span><text:span text:style-name="T20"><text:line-break/></text:span><text:span text:style-name="T20"> <text:s/>&lt;</text:span><text:span text:style-name="T21">android.support.v4.view.ViewPager</text:span><text:span text:style-name="T21"><text:line-break/></text:span><text:span text:style-name="T21"> <text:s text:c="3"/></text:span><text:span text:style-name="T24">android</text:span><text:span text:style-name="T45">:layout_width=</text:span><text:span text:style-name="T23">"match_parent"</text:span><text:span text:style-name="T23"><text:line-break/></text:span><text:span text:style-name="T23"> <text:s text:c="3"/></text:span><text:span text:style-name="T24">android</text:span><text:span text:style-name="T45">:layout_height=</text:span><text:span text:style-name="T23">"match_parent"</text:span><text:span text:style-name="T23"><text:line-break/></text:span><text:span text:style-name="T23"> <text:s text:c="3"/></text:span><text:span text:style-name="T24">android</text:span><text:span text:style-name="T45">:id=</text:span><text:span text:style-name="T23">"@+id/view_pager"</text:span><text:span text:style-name="T20">&gt;</text:span><text:span text:style-name="T20"><text:line-break/></text:span><text:span text:style-name="T20"> <text:s/>&lt;/</text:span><text:span text:style-name="T21">android.support.v4.view.ViewPager</text:span><text:span text:style-name="T20">&gt;</text:span><text:span text:style-name="T20"><text:line-break/></text:span><text:span text:style-name="T20"><text:line-break/></text:span><text:span text:style-name="T20">&lt;/</text:span><text:span text:style-name="T21">FrameLayout</text:span><text:span text:style-name="T27">&gt;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activity_main.xml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8" draw:layer="layout" svg:width="23.876cm" svg:height="0.962cm" svg:x="0.762cm" svg:y="1.27cm">
          <draw:text-box>
            <text:p text:style-name="P8">MyPlainPagerAdapter - UML diagram</text:p>
          </draw:text-box>
        </draw:frame>
        <draw:g>
          <draw:frame draw:style-name="gr8" draw:text-style-name="P15" draw:layer="layout" svg:width="4.4cm" svg:height="1.916cm" svg:x="0.508cm" svg:y="3.926cm">
            <draw:text-box>
              <text:p text:style-name="P15"><text:span text:style-name="T46">ViewPager</text:span></text:p>
            </draw:text-box>
          </draw:frame>
          <draw:frame draw:style-name="gr9" draw:text-style-name="P15" draw:layer="layout" svg:width="4.318cm" svg:height="2.055cm" svg:x="19.812cm" svg:y="3.81cm">
            <draw:text-box>
              <text:p text:style-name="P15"><text:span text:style-name="T46">Pager</text:span></text:p>
              <text:p text:style-name="P15"><text:span text:style-name="T46">Adapter</text:span></text:p>
            </draw:text-box>
          </draw:frame>
          <draw:frame draw:style-name="gr9" draw:text-style-name="P15" draw:layer="layout" svg:width="5.08cm" svg:height="2.055cm" svg:x="0.508cm" svg:y="7.366cm">
            <draw:text-box>
              <text:p text:style-name="P15"><text:span text:style-name="T46">View</text:span></text:p>
            </draw:text-box>
          </draw:frame>
          <draw:line draw:style-name="gr10" draw:text-style-name="P16" draw:layer="layout" svg:x1="4.908cm" svg:y1="4.826cm" svg:x2="19.812cm" svg:y2="4.826cm">
            <text:p/>
          </draw:line>
          <draw:line draw:style-name="gr10" draw:text-style-name="P16" draw:layer="layout" svg:x1="3.048cm" svg:y1="5.888cm" svg:x2="3.048cm" svg:y2="7.366cm">
            <text:p/>
          </draw:line>
          <draw:line draw:style-name="gr10" draw:text-style-name="P16" draw:layer="layout" svg:x1="19.812cm" svg:y1="5.588cm" svg:x2="5.588cm" svg:y2="8.382cm">
            <text:p/>
          </draw:line>
        </draw:g>
        <draw:g xml:id="id5" draw:id="id5">
          <draw:frame draw:style-name="gr9" draw:text-style-name="P15" draw:layer="layout" svg:width="4.826cm" svg:height="2.055cm" svg:x="16.002cm" svg:y="18.011cm">
            <draw:text-box>
              <text:p text:style-name="P15"><text:span text:style-name="T46">Skywalker</text:span></text:p>
              <text:p text:style-name="P15"><text:span text:style-name="T46">Adapter</text:span></text:p>
            </draw:text-box>
          </draw:frame>
          <draw:g>
            <draw:line draw:style-name="gr11" draw:text-style-name="P16" draw:layer="layout" svg:x1="18.542cm" svg:y1="15.517cm" svg:x2="19.05cm" svg:y2="16.533cm">
              <text:p/>
            </draw:line>
            <draw:g>
              <draw:line draw:style-name="gr12" draw:text-style-name="P16" draw:layer="layout" svg:x1="18.542cm" svg:y1="18.011cm" svg:x2="18.542cm" svg:y2="16.533cm">
                <text:p/>
              </draw:line>
              <draw:line draw:style-name="gr11" draw:text-style-name="P16" draw:layer="layout" svg:x1="18.542cm" svg:y1="15.517cm" svg:x2="18.034cm" svg:y2="16.533cm">
                <text:p/>
              </draw:line>
              <draw:line draw:style-name="gr11" draw:text-style-name="P16" draw:layer="layout" svg:x1="18.034cm" svg:y1="16.533cm" svg:x2="19.05cm" svg:y2="16.533cm">
                <text:p/>
              </draw:line>
            </draw:g>
          </draw:g>
        </draw:g>
        <draw:frame draw:style-name="gr13" draw:text-style-name="P17" draw:layer="layout" svg:width="12.446cm" svg:height="1.673cm" svg:x="6.03cm" svg:y="3.285cm">
          <draw:text-box>
            <text:p xml:id="id1" text:id="id1" text:style-name="P17">ViewPager calls instantiateItem(ViewGroup, position)</text:p>
          </draw:text-box>
        </draw:frame>
        <draw:g xml:id="id3" draw:id="id3">
          <draw:frame draw:style-name="gr9" draw:text-style-name="P15" draw:layer="layout" svg:width="4.318cm" svg:height="2.055cm" svg:x="4.826cm" svg:y="17.249cm">
            <draw:text-box>
              <text:p text:style-name="P15"><text:span text:style-name="T46">Character</text:span></text:p>
            </draw:text-box>
          </draw:frame>
          <draw:g>
            <draw:frame draw:style-name="gr9" draw:text-style-name="P15" draw:layer="layout" svg:width="4.826cm" svg:height="2.055cm" svg:x="16.002cm" svg:y="13.462cm">
              <draw:text-box>
                <text:p text:style-name="P15"><text:span text:style-name="T46">Character</text:span></text:p>
                <text:p text:style-name="P15"><text:span text:style-name="T46">Adapter</text:span></text:p>
              </draw:text-box>
            </draw:frame>
            <draw:line draw:style-name="gr10" draw:text-style-name="P16" draw:layer="layout" svg:x1="21.59cm" svg:y1="11.43cm" svg:x2="20.828cm" svg:y2="14.478cm">
              <text:p/>
            </draw:line>
            <draw:line draw:style-name="gr10" draw:text-style-name="P16" draw:layer="layout" svg:x1="16.002cm" svg:y1="14.732cm" svg:x2="9.144cm" svg:y2="18.542cm">
              <text:p/>
            </draw:line>
            <draw:line draw:style-name="gr10" draw:text-style-name="P16" draw:layer="layout" svg:x1="18.796cm" svg:y1="11.176cm" svg:x2="9.144cm" svg:y2="17.249cm">
              <text:p/>
            </draw:line>
            <draw:frame draw:style-name="gr14" draw:layer="layout" svg:width="8.382cm" svg:height="0.962cm" svg:x="18.796cm" svg:y="11.938cm">
              <draw:text-box>
                <text:p>getCharacterAt(int position)</text:p>
              </draw:text-box>
            </draw:frame>
          </draw:g>
        </draw:g>
        <draw:g xml:id="id2" draw:id="id2">
          <draw:g>
            <draw:g>
              <draw:line draw:style-name="gr11" draw:text-style-name="P16" draw:layer="layout" svg:x1="3.048cm" svg:y1="9.421cm" svg:x2="2.54cm" svg:y2="10.437cm">
                <text:p/>
              </draw:line>
              <draw:line draw:style-name="gr11" draw:text-style-name="P16" draw:layer="layout" svg:x1="3.048cm" svg:y1="9.421cm" svg:x2="3.556cm" svg:y2="10.437cm">
                <text:p/>
              </draw:line>
            </draw:g>
            <draw:line draw:style-name="gr11" draw:text-style-name="P16" draw:layer="layout" svg:x1="2.54cm" svg:y1="10.437cm" svg:x2="3.556cm" svg:y2="10.437cm">
              <text:p/>
            </draw:line>
          </draw:g>
          <draw:line draw:style-name="gr12" draw:text-style-name="P16" draw:layer="layout" svg:x1="3.048cm" svg:y1="11.684cm" svg:x2="3.048cm" svg:y2="10.437cm">
            <text:p/>
          </draw:line>
          <draw:g>
            <draw:g>
              <draw:g>
                <draw:frame draw:style-name="gr15" draw:text-style-name="P15" draw:layer="layout" svg:width="5.842cm" svg:height="2.462cm" svg:x="18.796cm" svg:y="8.968cm">
                  <draw:text-box>
                    <text:p text:style-name="P15"><text:span text:style-name="T46">MyPlainPager</text:span><text:span text:style-name="T46"><text:line-break/></text:span><text:span text:style-name="T46">Adapter</text:span></text:p>
                  </draw:text-box>
                </draw:frame>
                <draw:line draw:style-name="gr12" draw:text-style-name="P16" draw:layer="layout" svg:x1="21.844cm" svg:y1="8.968cm" svg:x2="21.844cm" svg:y2="6.858cm">
                  <text:p/>
                </draw:line>
                <draw:g>
                  <draw:g>
                    <draw:line draw:style-name="gr11" draw:text-style-name="P16" draw:layer="layout" svg:x1="21.844cm" svg:y1="5.842cm" svg:x2="21.336cm" svg:y2="6.858cm">
                      <text:p/>
                    </draw:line>
                    <draw:line draw:style-name="gr11" draw:text-style-name="P16" draw:layer="layout" svg:x1="21.844cm" svg:y1="5.842cm" svg:x2="22.352cm" svg:y2="6.858cm">
                      <text:p/>
                    </draw:line>
                  </draw:g>
                  <draw:line draw:style-name="gr11" draw:text-style-name="P16" draw:layer="layout" svg:x1="21.336cm" svg:y1="6.858cm" svg:x2="22.352cm" svg:y2="6.858cm">
                    <text:p/>
                  </draw:line>
                </draw:g>
              </draw:g>
              <draw:frame draw:style-name="gr9" draw:text-style-name="P15" draw:layer="layout" svg:width="5.08cm" svg:height="2.055cm" svg:x="0.508cm" svg:y="11.684cm">
                <draw:text-box>
                  <text:p text:style-name="P15"><text:span text:style-name="T46">Character</text:span></text:p>
                  <text:p text:style-name="P15"><text:span text:style-name="T46">View</text:span></text:p>
                </draw:text-box>
              </draw:frame>
              <draw:line draw:style-name="gr10" draw:text-style-name="P16" draw:layer="layout" svg:x1="18.796cm" svg:y1="10.414cm" svg:x2="5.588cm" svg:y2="12.7cm">
                <text:p/>
              </draw:line>
            </draw:g>
            <draw:frame draw:style-name="gr16" draw:text-style-name="P16" draw:layer="layout" svg:width="9.906cm" svg:height="1.27cm" svg:x="7.366cm" svg:y="10.922cm">
              <draw:text-box>
                <text:p text:style-name="P16">new CharacterView(Character)</text:p>
              </draw:text-box>
            </draw:frame>
          </draw:g>
        </draw:g>
        <draw:line draw:style-name="gr10" draw:text-style-name="P16" xml:id="id4" draw:id="id4" draw:layer="layout" svg:x1="3.048cm" svg:y1="13.739cm" svg:x2="6.858cm" svg:y2="17.249cm">
          <text:p/>
        </draw:lin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MyPlainPager - UML Diagram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5">PagerAdapters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8" draw:layer="layout" svg:width="23.876cm" svg:height="0.962cm" svg:x="0.762cm" svg:y="1.27cm">
          <draw:text-box>
            <text:p text:style-name="P8">MyPlainPagerAdapter extends PagerAdapter!</text:p>
          </draw:text-box>
        </draw:frame>
        <draw:frame draw:style-name="gr8" draw:text-style-name="P15" draw:layer="layout" svg:width="4.4cm" svg:height="1.916cm" svg:x="0.508cm" svg:y="3.926cm">
          <draw:text-box>
            <text:p text:style-name="P15"><text:span text:style-name="T46">ViewPager</text:span></text:p>
          </draw:text-box>
        </draw:frame>
        <draw:frame draw:style-name="gr9" draw:text-style-name="P15" draw:layer="layout" svg:width="4.318cm" svg:height="2.055cm" svg:x="19.812cm" svg:y="3.81cm">
          <draw:text-box>
            <text:p text:style-name="P15"><text:span text:style-name="T46">Pager</text:span></text:p>
            <text:p text:style-name="P15"><text:span text:style-name="T46">Adapter</text:span></text:p>
          </draw:text-box>
        </draw:frame>
        <draw:line draw:style-name="gr10" draw:text-style-name="P16" draw:layer="layout" svg:x1="4.908cm" svg:y1="4.826cm" svg:x2="19.812cm" svg:y2="4.826cm">
          <text:p/>
        </draw:line>
        <draw:line draw:style-name="gr17" draw:text-style-name="P16" draw:layer="layout" svg:x1="3.048cm" svg:y1="5.888cm" svg:x2="3.048cm" svg:y2="7.366cm">
          <text:p/>
        </draw:line>
        <draw:frame draw:style-name="gr13" draw:text-style-name="P17" draw:layer="layout" svg:width="12.446cm" svg:height="1.673cm" svg:x="6.03cm" svg:y="3.285cm">
          <draw:text-box>
            <text:p text:style-name="P17"><text:s/>instantiateItem(ViewGroup, position)</text:p>
          </draw:text-box>
        </draw:frame>
        <draw:g>
          <draw:frame draw:style-name="gr15" draw:text-style-name="P15" draw:layer="layout" svg:width="5.842cm" svg:height="2.462cm" svg:x="18.796cm" svg:y="8.968cm">
            <draw:text-box>
              <text:p text:style-name="P15">MyPlainPager<text:line-break/>Adapter</text:p>
            </draw:text-box>
          </draw:frame>
          <draw:line draw:style-name="gr12" draw:text-style-name="P16" draw:layer="layout" svg:x1="21.844cm" svg:y1="8.968cm" svg:x2="21.844cm" svg:y2="6.858cm">
            <text:p/>
          </draw:line>
          <draw:g>
            <draw:g>
              <draw:line draw:style-name="gr11" draw:text-style-name="P16" draw:layer="layout" svg:x1="21.844cm" svg:y1="5.842cm" svg:x2="21.336cm" svg:y2="6.858cm">
                <text:p/>
              </draw:line>
              <draw:line draw:style-name="gr11" draw:text-style-name="P16" draw:layer="layout" svg:x1="21.844cm" svg:y1="5.842cm" svg:x2="22.352cm" svg:y2="6.858cm">
                <text:p/>
              </draw:line>
            </draw:g>
            <draw:line draw:style-name="gr11" draw:text-style-name="P16" draw:layer="layout" svg:x1="21.336cm" svg:y1="6.858cm" svg:x2="22.352cm" svg:y2="6.858cm">
              <text:p/>
            </draw:line>
          </draw:g>
        </draw:g>
        <draw:frame draw:style-name="gr18" draw:text-style-name="P18" draw:layer="layout" svg:width="5.08cm" svg:height="2.055cm" svg:x="0.508cm" svg:y="11.684cm">
          <draw:text-box>
            <text:p text:style-name="P18"><text:span text:style-name="T47">Character</text:span></text:p>
            <text:p text:style-name="P18"><text:span text:style-name="T47">View</text:span></text:p>
          </draw:text-box>
        </draw:frame>
        <draw:line draw:style-name="gr19" draw:text-style-name="P16" draw:layer="layout" svg:x1="18.796cm" svg:y1="10.414cm" svg:x2="5.588cm" svg:y2="12.7cm">
          <text:p/>
        </draw:line>
        <draw:frame draw:style-name="gr18" draw:text-style-name="P18" draw:layer="layout" svg:width="5.08cm" svg:height="2.055cm" svg:x="0.508cm" svg:y="7.366cm">
          <draw:text-box>
            <text:p text:style-name="P18"><text:span text:style-name="T47">View</text:span></text:p>
          </draw:text-box>
        </draw:frame>
        <draw:line draw:style-name="gr19" draw:text-style-name="P16" draw:layer="layout" svg:x1="19.812cm" svg:y1="5.588cm" svg:x2="5.588cm" svg:y2="8.382cm">
          <text:p/>
        </draw:line>
        <draw:g>
          <draw:frame draw:style-name="gr18" draw:text-style-name="P18" draw:layer="layout" svg:width="4.826cm" svg:height="2.055cm" svg:x="16.002cm" svg:y="18.011cm">
            <draw:text-box>
              <text:p text:style-name="P18"><text:span text:style-name="T47">Skywalker</text:span></text:p>
              <text:p text:style-name="P18"><text:span text:style-name="T47">Adapter</text:span></text:p>
            </draw:text-box>
          </draw:frame>
          <draw:g>
            <draw:line draw:style-name="gr20" draw:text-style-name="P16" draw:layer="layout" svg:x1="18.542cm" svg:y1="15.517cm" svg:x2="19.05cm" svg:y2="16.533cm">
              <text:p/>
            </draw:line>
            <draw:g>
              <draw:line draw:style-name="gr21" draw:text-style-name="P16" draw:layer="layout" svg:x1="18.542cm" svg:y1="18.011cm" svg:x2="18.542cm" svg:y2="16.533cm">
                <text:p/>
              </draw:line>
              <draw:line draw:style-name="gr20" draw:text-style-name="P16" draw:layer="layout" svg:x1="18.542cm" svg:y1="15.517cm" svg:x2="18.034cm" svg:y2="16.533cm">
                <text:p/>
              </draw:line>
              <draw:line draw:style-name="gr20" draw:text-style-name="P16" draw:layer="layout" svg:x1="18.034cm" svg:y1="16.533cm" svg:x2="19.05cm" svg:y2="16.533cm">
                <text:p/>
              </draw:line>
            </draw:g>
          </draw:g>
        </draw:g>
        <draw:frame draw:style-name="gr18" draw:text-style-name="P18" draw:layer="layout" svg:width="4.318cm" svg:height="2.055cm" svg:x="4.826cm" svg:y="17.249cm">
          <draw:text-box>
            <text:p text:style-name="P18"><text:span text:style-name="T47">Character</text:span></text:p>
          </draw:text-box>
        </draw:frame>
        <draw:frame draw:style-name="gr18" draw:text-style-name="P18" draw:layer="layout" svg:width="4.826cm" svg:height="2.055cm" svg:x="16.002cm" svg:y="13.462cm">
          <draw:text-box>
            <text:p text:style-name="P18"><text:span text:style-name="T47">Character</text:span></text:p>
            <text:p text:style-name="P18"><text:span text:style-name="T47">Adapter</text:span></text:p>
          </draw:text-box>
        </draw:frame>
        <draw:line draw:style-name="gr19" draw:text-style-name="P16" draw:layer="layout" svg:x1="21.59cm" svg:y1="11.43cm" svg:x2="20.828cm" svg:y2="14.478cm">
          <text:p/>
        </draw:line>
        <draw:line draw:style-name="gr19" draw:text-style-name="P16" draw:layer="layout" svg:x1="16.002cm" svg:y1="14.732cm" svg:x2="9.144cm" svg:y2="18.542cm">
          <text:p/>
        </draw:line>
        <draw:line draw:style-name="gr19" draw:text-style-name="P16" draw:layer="layout" svg:x1="18.796cm" svg:y1="11.176cm" svg:x2="9.144cm" svg:y2="17.249cm">
          <text:p/>
        </draw:line>
        <draw:frame draw:style-name="gr22" draw:text-style-name="P19" draw:layer="layout" svg:width="8.382cm" svg:height="0.962cm" svg:x="18.796cm" svg:y="11.938cm">
          <draw:text-box>
            <text:p text:style-name="P19"><text:span text:style-name="T47">getCharacterAt(int position)</text:span></text:p>
          </draw:text-box>
        </draw:frame>
        <draw:g>
          <draw:g>
            <draw:line draw:style-name="gr20" draw:text-style-name="P16" draw:layer="layout" svg:x1="3.048cm" svg:y1="9.421cm" svg:x2="2.54cm" svg:y2="10.437cm">
              <text:p/>
            </draw:line>
            <draw:line draw:style-name="gr20" draw:text-style-name="P16" draw:layer="layout" svg:x1="3.048cm" svg:y1="9.421cm" svg:x2="3.556cm" svg:y2="10.437cm">
              <text:p/>
            </draw:line>
          </draw:g>
          <draw:line draw:style-name="gr20" draw:text-style-name="P16" draw:layer="layout" svg:x1="2.54cm" svg:y1="10.437cm" svg:x2="3.556cm" svg:y2="10.437cm">
            <text:p/>
          </draw:line>
        </draw:g>
        <draw:line draw:style-name="gr21" draw:text-style-name="P16" draw:layer="layout" svg:x1="3.048cm" svg:y1="11.684cm" svg:x2="3.048cm" svg:y2="10.437cm">
          <text:p/>
        </draw:line>
        <draw:frame draw:style-name="gr16" draw:text-style-name="P20" draw:layer="layout" svg:width="9.906cm" svg:height="1.27cm" svg:x="7.366cm" svg:y="10.922cm">
          <draw:text-box>
            <text:p text:style-name="P20"><text:span text:style-name="T47">new CharacterView(Character)</text:span></text:p>
          </draw:text-box>
        </draw:frame>
        <draw:line draw:style-name="gr19" draw:text-style-name="P16" draw:layer="layout" svg:x1="3.048cm" svg:y1="13.739cm" svg:x2="6.858cm" svg:y2="17.249cm">
          <text:p/>
        </draw:lin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MyPlainPagerAdapter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2">
              <table:table-cell table:style-name="ce4">
                <text:p text:style-name="P21"><text:span text:style-name="T48">Extends PagerAdapter!!</text:span></text:p>
              </table:table-cell>
              <table:table-cell table:style-name="ce2">
                <text:p text:style-name="P5">PagerAdapters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8" draw:layer="layout" svg:width="23.876cm" svg:height="0.962cm" svg:x="0.762cm" svg:y="1.27cm">
          <draw:text-box>
            <text:p text:style-name="P8">MyPlainPagerAdapter extends PagerAdapter</text:p>
          </draw:text-box>
        </draw:frame>
        <draw:frame draw:style-name="gr2" draw:text-style-name="P7" draw:layer="layout" svg:width="26.67cm" svg:height="17.78cm" svg:x="0.762cm" svg:y="2.54cm">
          <draw:text-box>
            <text:p text:style-name="P7"><text:span text:style-name="T21">public class </text:span><text:span text:style-name="T20">MyPlainPagerAdapter </text:span><text:span text:style-name="T21">extends </text:span><text:span text:style-name="T20">PagerAdapter {</text:span><text:span text:style-name="T20"><text:line-break/></text:span><text:span text:style-name="T20"><text:line-break/></text:span><text:span text:style-name="T20"> <text:s/>CharacterAdapter </text:span><text:span text:style-name="T24">characterAdapter</text:span><text:span text:style-name="T20">;</text:span><text:span text:style-name="T20"><text:line-break/></text:span><text:span text:style-name="T20"><text:line-break/></text:span><text:span text:style-name="T20"> <text:s/></text:span><text:span text:style-name="T21">public </text:span><text:span text:style-name="T20">MyPlainPagerAdapter(CharacterAdapter characterAdapter) {</text:span><text:span text:style-name="T20"><text:line-break/></text:span><text:span text:style-name="T20"> <text:s text:c="3"/></text:span><text:span text:style-name="T21">this</text:span><text:span text:style-name="T20">.</text:span><text:span text:style-name="T24">characterAdapter </text:span><text:span text:style-name="T20">= characterAdapter;</text:span><text:span text:style-name="T20"><text:line-break/></text:span><text:span text:style-name="T20"> <text:s/>}</text:span><text:span text:style-name="T20"><text:line-break/></text:span><text:span text:style-name="T20"><text:line-break/></text:span><text:span text:style-name="T20"> <text:s/></text:span><text:span text:style-name="T19">@Override</text:span><text:span text:style-name="T19"><text:line-break/></text:span><text:span text:style-name="T19"> <text:s/></text:span><text:span text:style-name="T21">public int </text:span><text:span text:style-name="T20">getCount() {</text:span><text:span text:style-name="T20"><text:line-break/></text:span><text:span text:style-name="T20"> <text:s text:c="3"/></text:span><text:span text:style-name="T21">return </text:span><text:span text:style-name="T49">0</text:span><text:span text:style-name="T20">;</text:span><text:span text:style-name="T20"><text:line-break/></text:span><text:span text:style-name="T20"> <text:s/>}</text:span><text:span text:style-name="T20"><text:line-break/></text:span><text:span text:style-name="T20"><text:line-break/></text:span><text:span text:style-name="T20"> <text:s/></text:span><text:span text:style-name="T19">@Override</text:span><text:span text:style-name="T19"><text:line-break/></text:span><text:span text:style-name="T19"> <text:s/></text:span><text:span text:style-name="T21">public boolean </text:span><text:span text:style-name="T20">isViewFromObject(View view, Object object) {</text:span><text:span text:style-name="T20"><text:line-break/></text:span><text:span text:style-name="T20"> <text:s text:c="3"/></text:span><text:span text:style-name="T21">return false</text:span><text:span text:style-name="T27">;</text:span><text:span text:style-name="T27"><text:line-break/></text:span><text:span text:style-name="T27"> <text:s/>}</text:span><text:span text:style-name="T27"><text:line-break/></text:span><text:span text:style-name="T27">}</text:span></text:p>
          </draw:text-box>
        </draw:frame>
        <draw:frame draw:style-name="standard" draw:layer="layout" svg:width="27.254cm" svg:height="2.003cm" svg:x="0.435cm" svg:y="0.2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0">MyPlainPagerAdapter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2">
              <table:table-cell table:style-name="ce5">
                <text:p text:style-name="P4"><text:span text:style-name="T48">Extends PagerAdapter!!</text:span></text:p>
              </table:table-cell>
              <table:table-cell table:style-name="ce2">
                <text:p text:style-name="P5">PagerAdapters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8" draw:layer="layout" svg:width="23.876cm" svg:height="0.962cm" svg:x="0.762cm" svg:y="1.27cm">
          <draw:text-box>
            <text:p text:style-name="P8">MyPlainPagerAdapter - Testing getCount() in MyPlainPagerAdapterUTest1.java</text:p>
          </draw:text-box>
        </draw:frame>
        <draw:frame draw:style-name="gr23" draw:text-style-name="P7" draw:layer="layout" svg:width="26.67cm" svg:height="17.562cm" svg:x="0.762cm" svg:y="3.012cm">
          <draw:text-box>
            <text:p text:style-name="P7"><text:span text:style-name="T19">@RunWith</text:span><text:span text:style-name="T20">(MockitoJUnitRunner.</text:span><text:span text:style-name="T21">class</text:span><text:span text:style-name="T20">)</text:span><text:span text:style-name="T34"><text:line-break/></text:span><text:span text:style-name="T21">public class </text:span><text:span text:style-name="T20">MyPlainPagerAdapterUTest {</text:span><text:span text:style-name="T20"><text:line-break/></text:span><text:span text:style-name="T20"><text:line-break/></text:span><text:span text:style-name="T20"> <text:s/></text:span><text:span text:style-name="T19">@Mock </text:span><text:span text:style-name="T20">CharacterAdapter </text:span><text:span text:style-name="T24">mockCharacterAdapter</text:span><text:span text:style-name="T20">;</text:span><text:span text:style-name="T20"><text:line-break/></text:span><text:span text:style-name="T20"> <text:s/></text:span><text:span text:style-name="T21">int <text:s text:c="2"/></text:span><text:span text:style-name="T24">count </text:span><text:span text:style-name="T20">= </text:span><text:span text:style-name="T49">5</text:span><text:span text:style-name="T20">;</text:span><text:span text:style-name="T20"><text:line-break/></text:span><text:span text:style-name="T20"><text:line-break/></text:span><text:span text:style-name="T20"> <text:s/></text:span><text:span text:style-name="T34">//Tests getCount()</text:span><text:span text:style-name="T34"><text:line-break/></text:span><text:span text:style-name="T34"> <text:s/></text:span><text:span text:style-name="T19">@Test</text:span><text:span text:style-name="T19"><text:line-break/></text:span><text:span text:style-name="T19"> <text:s/></text:span><text:span text:style-name="T21">public void </text:span><text:span text:style-name="T20">returnsCountFromDataAdapter () {</text:span><text:span text:style-name="T20"><text:line-break/></text:span><text:span text:style-name="T20"> <text:s text:c="3"/></text:span><text:span text:style-name="T26">when</text:span><text:span text:style-name="T20">(</text:span><text:span text:style-name="T24">mockCharacterAdapter</text:span><text:span text:style-name="T20">.getCount()).thenReturn(</text:span><text:span text:style-name="T24">count</text:span><text:span text:style-name="T20">);</text:span><text:span text:style-name="T20"><text:line-break/></text:span><text:span text:style-name="T20"><text:line-break/></text:span><text:span text:style-name="T20"> <text:s text:c="3"/>PagerAdapter pagerAdapter = </text:span></text:p>
            <text:p text:style-name="P7"><text:span text:style-name="T25"><text:s text:c="6"/></text:span><text:span text:style-name="T21">new </text:span><text:span text:style-name="T20">MyPlainPagerAdapter(</text:span><text:span text:style-name="T24">mockCharacterAdapter</text:span><text:span text:style-name="T20">);</text:span><text:span text:style-name="T20"><text:line-break/></text:span><text:span text:style-name="T20"> <text:s text:c="3"/></text:span><text:span text:style-name="T26">assertEquals</text:span><text:span text:style-name="T20">(</text:span><text:span text:style-name="T24">count</text:span><text:span text:style-name="T27">, pagerAdapter.getCount());</text:span><text:span text:style-name="T27"><text:line-break/></text:span><text:span text:style-name="T27"> <text:s/>}</text:span></text:p>
            <text:p text:style-name="P7"><text:span text:style-name="T27">}</text:span></text:p>
          </draw:text-box>
        </draw:frame>
        <draw:frame draw:style-name="standard" draw:layer="layout" svg:width="27.71cm" svg:height="2.57cm" svg:x="0.034cm" svg:y="0.4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0">MyPlainPagerAdapter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2">
              <table:table-cell table:style-name="ce4">
                <text:p text:style-name="P21"><text:span text:style-name="T50">MyPlainPagerAdapterUTest1.java</text:span></text:p>
                <text:p text:style-name="P21"><text:span text:style-name="T50">Testing getCount()</text:span></text:p>
              </table:table-cell>
              <table:table-cell table:style-name="ce2">
                <text:p text:style-name="P5">PagerAdapters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4" draw:text-style-name="P6" draw:layer="layout" svg:width="27.238cm" svg:height="17.389cm" svg:x="0.194cm" svg:y="3.302cm">
          <draw:text-box>
            <text:p text:style-name="P6"><text:span text:style-name="T51">@RunWith</text:span><text:span text:style-name="T16">(MockitoJUnitRunner.</text:span><text:span text:style-name="T12">class</text:span><text:span text:style-name="T16">) </text:span><text:span text:style-name="T52"><text:line-break/></text:span><text:span text:style-name="T12">public class </text:span><text:span text:style-name="T16">MyPlainPagerAdapterUTest {</text:span></text:p>
            <text:p text:style-name="P6"><text:span text:style-name="T16"><text:line-break/></text:span><text:span text:style-name="T51">@Before</text:span><text:span text:style-name="T51"><text:line-break/></text:span><text:span text:style-name="T12">public void </text:span><text:span text:style-name="T16">initCharacters () {</text:span><text:span text:style-name="T16"><text:line-break/></text:span><text:span text:style-name="T16"> <text:s/></text:span><text:span text:style-name="T44">when</text:span><text:span text:style-name="T16">(</text:span><text:span text:style-name="T14">mockCharacterAdapter</text:span><text:span text:style-name="T16">.getCharacterAt(</text:span><text:span text:style-name="T14">position</text:span><text:span text:style-name="T16">)).thenReturn(</text:span><text:span text:style-name="T14">mockLeia</text:span><text:span text:style-name="T16">);</text:span><text:span text:style-name="T16"><text:line-break/></text:span><text:span text:style-name="T16"> <text:s/></text:span><text:span text:style-name="T44">when</text:span><text:span text:style-name="T16">(</text:span><text:span text:style-name="T14">mockContainerView</text:span><text:span text:style-name="T16">.getContext()).thenReturn(</text:span><text:span text:style-name="T14">mockContext</text:span><text:span text:style-name="T16">);</text:span><text:span text:style-name="T16"><text:line-break/></text:span><text:span text:style-name="T16">}</text:span><text:span text:style-name="T16"><text:line-break/></text:span><text:span text:style-name="T16"><text:line-break/></text:span><text:span text:style-name="T52">// Tests instantiateView(ViewGroup container, int position)</text:span><text:span text:style-name="T52"><text:line-break/></text:span><text:span text:style-name="T52">// Tests that Character View is made and is added to ViewGroup container.</text:span><text:span text:style-name="T52"><text:line-break/></text:span><text:span text:style-name="T51">@Test</text:span><text:span text:style-name="T51"><text:line-break/></text:span><text:span text:style-name="T12">public void </text:span><text:span text:style-name="T16">characterViewAttributesAddedToCharacterView () </text:span><text:span text:style-name="T12">throws </text:span><text:span text:style-name="T16">Exception {</text:span><text:span text:style-name="T16"><text:line-break/></text:span><text:span text:style-name="T16"> <text:s/></text:span><text:span text:style-name="T12">int </text:span><text:span text:style-name="T16">position = </text:span><text:span text:style-name="T53">2</text:span><text:span text:style-name="T16">;</text:span><text:span text:style-name="T16"><text:line-break/></text:span><text:span text:style-name="T16"><text:line-break/></text:span><text:span text:style-name="T16"> <text:s/></text:span><text:span text:style-name="T44">whenNew</text:span><text:span text:style-name="T16">(CharacterView.</text:span><text:span text:style-name="T12">class</text:span><text:span text:style-name="T16">).withAnyArguments()</text:span></text:p>
            <text:p text:style-name="P6"><text:span text:style-name="T16"><text:s text:c="4"/></text:span><text:span text:style-name="T16">.thenReturn(</text:span><text:span text:style-name="T14">mockCharacterView</text:span><text:span text:style-name="T16">);</text:span><text:span text:style-name="T16"><text:line-break/></text:span><text:span text:style-name="T16"><text:line-break/></text:span><text:span text:style-name="T16"> <text:s/>PagerAdapter pagerAdapter = </text:span><text:span text:style-name="T12">new </text:span><text:span text:style-name="T16">MyPlainPagerAdapter(</text:span><text:span text:style-name="T14">mockCharacterAdapter</text:span><text:span text:style-name="T16">);</text:span><text:span text:style-name="T16"><text:line-break/></text:span><text:span text:style-name="T16"> <text:s/>pagerAdapter.instantiateItem(</text:span><text:span text:style-name="T14">mockContainerView</text:span><text:span text:style-name="T16">, position);</text:span><text:span text:style-name="T16"><text:line-break/></text:span><text:span text:style-name="T16"><text:line-break/></text:span><text:span text:style-name="T16"> <text:s/></text:span><text:span text:style-name="T44">verify</text:span><text:span text:style-name="T16">(</text:span><text:span text:style-name="T14">mockContainerView</text:span><text:span text:style-name="T16">).addView(</text:span><text:span text:style-name="T14">mockCharacterView</text:span><text:span text:style-name="T16">);</text:span><text:span text:style-name="T16"><text:line-break/></text:span><text:span text:style-name="T16">}</text:span></text:p>
          </draw:text-box>
        </draw:frame>
        <draw:frame draw:style-name="standard" draw:layer="layout" svg:width="27.71cm" svg:height="2.57cm" svg:x="0.035cm" svg:y="0.4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0">MyPlainPagerAdapter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3">
              <table:table-cell table:style-name="ce4">
                <text:p text:style-name="P21"><text:span text:style-name="T50">MyPlainPagerAdapterUTest2.java </text:span></text:p>
                <text:p text:style-name="P21"><text:span text:style-name="T50">instantiateView(ViewGroup container, int position)</text:span></text:p>
              </table:table-cell>
              <table:table-cell table:style-name="ce2">
                <text:p text:style-name="P5">PagerAdapters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5" draw:text-style-name="P8" draw:layer="layout" svg:width="26.67cm" svg:height="1.27cm" svg:x="0.762cm" svg:y="1.27cm">
          <draw:text-box>
            <text:p text:style-name="P8">MyPlainPagerAdapter - MyPlainPagerAdapter</text:p>
          </draw:text-box>
        </draw:frame>
        <draw:frame draw:style-name="gr24" draw:text-style-name="P7" draw:layer="layout" svg:width="27.238cm" svg:height="17.389cm" svg:x="0.194cm" svg:y="3.302cm">
          <draw:text-box>
            <text:p text:style-name="P7"><text:span text:style-name="T19">@Override</text:span><text:span text:style-name="T19"><text:line-break/></text:span><text:span text:style-name="T21">public </text:span><text:span text:style-name="T20">Object instantiateItem(ViewGroup container, </text:span><text:span text:style-name="T21">int </text:span><text:span text:style-name="T20">position) {</text:span><text:span text:style-name="T20"><text:line-break/></text:span><text:span text:style-name="T20"> <text:s/>Character character = </text:span><text:span text:style-name="T24">characterAdapter</text:span><text:span text:style-name="T20">.getCharacterAt(position);</text:span><text:span text:style-name="T20"><text:line-break/></text:span><text:span text:style-name="T20"> <text:s/>Context context = container.getContext();</text:span><text:span text:style-name="T20"><text:line-break/></text:span><text:span text:style-name="T20"> <text:s/>CharacterView characterView = </text:span><text:span text:style-name="T21">new </text:span><text:span text:style-name="T20">CharacterView(context, </text:span><text:span text:style-name="T21">null</text:span><text:span text:style-name="T20">);</text:span><text:span text:style-name="T20"><text:line-break/></text:span><text:span text:style-name="T20"> <text:s/>characterView.setCharacter(character);</text:span><text:span text:style-name="T20"><text:line-break/></text:span><text:span text:style-name="T20"> <text:s/>container.addView(characterView);</text:span><text:span text:style-name="T20"><text:line-break/></text:span><text:span text:style-name="T20"> <text:s/></text:span><text:span text:style-name="T21">return </text:span><text:span text:style-name="T27">characterView;</text:span><text:span text:style-name="T27"><text:line-break/></text:span><text:span text:style-name="T27">}</text:span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22"><text:span text:style-name="T10">MyPlainPagerAdapter</text:span></text:p>
              </table:table-cell>
              <table:table-cell table:style-name="ce2">
                <text:p text:style-name="P23">MyPlainPagerAdapter</text:p>
              </table:table-cell>
            </table:table-row>
            <table:table-row table:style-name="ro3">
              <table:table-cell table:style-name="ce4">
                <text:p text:style-name="P21"><text:span text:style-name="T50">MyPlainPagerAdapter.java</text:span></text:p>
              </table:table-cell>
              <table:table-cell table:style-name="ce2">
                <text:p text:style-name="P23">PagerAdapters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5" draw:text-style-name="P8" draw:layer="layout" svg:width="26.67cm" svg:height="1.673cm" svg:x="0.762cm" svg:y="1.27cm">
          <draw:text-box>
            <text:p text:style-name="P8">MyPlainPagerAdapter - Testing instantiateView(ViewGroup container, int position)</text:p>
            <text:p text:style-name="P8"><text:s text:c="38"/>in MyPlainPagerAdapterUTest2.java</text:p>
          </draw:text-box>
        </draw:frame>
        <draw:frame draw:style-name="gr24" draw:text-style-name="P6" draw:layer="layout" svg:width="27.238cm" svg:height="17.389cm" svg:x="0.194cm" svg:y="3.302cm">
          <draw:text-box>
            <text:p text:style-name="P6"><text:span text:style-name="T51">@RunWith</text:span><text:span text:style-name="T16">(MockitoJUnitRunner.</text:span><text:span text:style-name="T12">class</text:span><text:span text:style-name="T16">) </text:span><text:span text:style-name="T52"><text:line-break/></text:span><text:span text:style-name="T12">public class </text:span><text:span text:style-name="T16">MyPlainPagerAdapterUTest {</text:span></text:p>
            <text:p text:style-name="P6"><text:span text:style-name="T16"><text:line-break/></text:span><text:span text:style-name="T51">@Before</text:span><text:span text:style-name="T51"><text:line-break/></text:span><text:span text:style-name="T12">public void </text:span><text:span text:style-name="T16">initCharacters () {</text:span><text:span text:style-name="T16"><text:line-break/></text:span><text:span text:style-name="T16"> <text:s/></text:span><text:span text:style-name="T44">when</text:span><text:span text:style-name="T16">(</text:span><text:span text:style-name="T14">mockCharacterAdapter</text:span><text:span text:style-name="T16">.getCharacterAt(</text:span><text:span text:style-name="T14">position</text:span><text:span text:style-name="T16">)).thenReturn(</text:span><text:span text:style-name="T14">mockLeia</text:span><text:span text:style-name="T16">);</text:span><text:span text:style-name="T16"><text:line-break/></text:span><text:span text:style-name="T16"> <text:s/></text:span><text:span text:style-name="T44">when</text:span><text:span text:style-name="T16">(</text:span><text:span text:style-name="T14">mockContainerView</text:span><text:span text:style-name="T16">.getContext()).thenReturn(</text:span><text:span text:style-name="T14">mockContext</text:span><text:span text:style-name="T16">);</text:span><text:span text:style-name="T16"><text:line-break/></text:span><text:span text:style-name="T16">}</text:span><text:span text:style-name="T16"><text:line-break/></text:span><text:span text:style-name="T16"><text:line-break/></text:span><text:span text:style-name="T52">// Tests instantiateView(View container, int position)</text:span><text:span text:style-name="T52"><text:line-break/></text:span><text:span text:style-name="T52">// Tests that Leia's character is added to CharacterView.</text:span><text:span text:style-name="T52"><text:line-break/></text:span><text:span text:style-name="T51">@Test</text:span><text:span text:style-name="T51"><text:line-break/></text:span><text:span text:style-name="T12">public void </text:span><text:span text:style-name="T16">addsViewToCollection () </text:span><text:span text:style-name="T12">throws </text:span><text:span text:style-name="T16">Exception {</text:span><text:span text:style-name="T16"><text:line-break/></text:span><text:span text:style-name="T16"> <text:s/></text:span><text:span text:style-name="T12">int </text:span><text:span text:style-name="T16">position = </text:span><text:span text:style-name="T53">2</text:span><text:span text:style-name="T16">;</text:span><text:span text:style-name="T16"><text:line-break/></text:span><text:span text:style-name="T16"><text:line-break/></text:span><text:span text:style-name="T16"> <text:s/></text:span><text:span text:style-name="T44">whenNew</text:span><text:span text:style-name="T16">(CharacterView.</text:span><text:span text:style-name="T12">class</text:span><text:span text:style-name="T16">).withArguments(</text:span><text:span text:style-name="T14">mockContext</text:span><text:span text:style-name="T16">, </text:span><text:span text:style-name="T14">mockAttributeSet</text:span><text:span text:style-name="T16">).</text:span><text:span text:style-name="T16"><text:line-break/></text:span><text:span text:style-name="T16"> <text:s text:c="3"/>thenReturn(</text:span><text:span text:style-name="T14">mockCharacterView</text:span><text:span text:style-name="T16">);</text:span><text:span text:style-name="T16"><text:line-break/></text:span><text:span text:style-name="T16"><text:line-break/></text:span><text:span text:style-name="T16"> <text:s/>PagerAdapter pagerAdapter = </text:span><text:span text:style-name="T12">new </text:span><text:span text:style-name="T16">MyPlainPagerAdapter(</text:span><text:span text:style-name="T14">mockCharacterAdapter</text:span><text:span text:style-name="T16">);</text:span><text:span text:style-name="T16"><text:line-break/></text:span><text:span text:style-name="T16"> <text:s/>pagerAdapter.instantiateItem(</text:span><text:span text:style-name="T14">mockContainerView</text:span><text:span text:style-name="T16">, position);</text:span><text:span text:style-name="T16"><text:line-break/></text:span><text:span text:style-name="T16"><text:line-break/></text:span><text:span text:style-name="T16"> <text:s/></text:span><text:span text:style-name="T44">verify</text:span><text:span text:style-name="T16">(</text:span><text:span text:style-name="T14">mockCharacterView</text:span><text:span text:style-name="T16">).setCharacter(</text:span><text:span text:style-name="T14">mockLeia</text:span><text:span text:style-name="T16">);</text:span><text:span text:style-name="T16"><text:line-break/></text:span><text:span text:style-name="T16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0">MyPlainPagerAdapter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3">
              <table:table-cell table:style-name="ce4">
                <text:p text:style-name="P21"><text:span text:style-name="T50">MyPlainPagerAdapterUTest2.java </text:span></text:p>
                <text:p text:style-name="P21"><text:span text:style-name="T50">instantiateView(ViewGroup container, int position)</text:span></text:p>
              </table:table-cell>
              <table:table-cell table:style-name="ce2">
                <text:p text:style-name="P5">PagerAdapters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5" draw:text-style-name="P8" draw:layer="layout" svg:width="26.67cm" svg:height="1.673cm" svg:x="0.762cm" svg:y="1.27cm">
          <draw:text-box>
            <text:p text:style-name="P8">MyPlainPagerAdapter - Testing instantiateView(ViewGroup container, int position)</text:p>
            <text:p text:style-name="P8"><text:s text:c="38"/>in MyPlainPagerAdapterUTest2.java</text:p>
          </draw:text-box>
        </draw:frame>
        <draw:frame draw:style-name="gr24" draw:text-style-name="P6" draw:layer="layout" svg:width="27.238cm" svg:height="17.389cm" svg:x="0.194cm" svg:y="3.302cm">
          <draw:text-box>
            <text:p text:style-name="P6"><text:span text:style-name="T51">@RunWith</text:span><text:span text:style-name="T16">(MockitoJUnitRunner.</text:span><text:span text:style-name="T12">class</text:span><text:span text:style-name="T16">) </text:span><text:span text:style-name="T52"><text:line-break/></text:span><text:span text:style-name="T12">public class </text:span><text:span text:style-name="T16">MyPlainPagerAdapterUTest {</text:span></text:p>
            <text:p text:style-name="P6"><text:span text:style-name="T16"><text:line-break/></text:span><text:span text:style-name="T51">@Before</text:span><text:span text:style-name="T51"><text:line-break/></text:span><text:span text:style-name="T12">public void </text:span><text:span text:style-name="T16">initCharacters () {</text:span><text:span text:style-name="T16"><text:line-break/></text:span><text:span text:style-name="T16"> <text:s/></text:span><text:span text:style-name="T44">when</text:span><text:span text:style-name="T16">(</text:span><text:span text:style-name="T14">mockCharacterAdapter</text:span><text:span text:style-name="T16">.getCharacterAt(</text:span><text:span text:style-name="T14">position</text:span><text:span text:style-name="T16">)).thenReturn(</text:span><text:span text:style-name="T14">mockLeia</text:span><text:span text:style-name="T16">);</text:span><text:span text:style-name="T16"><text:line-break/></text:span><text:span text:style-name="T16"> <text:s/></text:span><text:span text:style-name="T44">when</text:span><text:span text:style-name="T16">(</text:span><text:span text:style-name="T14">mockContainerView</text:span><text:span text:style-name="T16">.getContext()).thenReturn(</text:span><text:span text:style-name="T14">mockContext</text:span><text:span text:style-name="T16">);</text:span><text:span text:style-name="T16"><text:line-break/></text:span><text:span text:style-name="T16">}</text:span><text:span text:style-name="T16"><text:line-break/></text:span><text:span text:style-name="T16"><text:line-break/></text:span><text:span text:style-name="T52">// Tests instantiateView(View container, int position)</text:span><text:span text:style-name="T52"><text:line-break/></text:span><text:span text:style-name="T52">// Tests that Leia's character is added to CharacterView.</text:span><text:span text:style-name="T52"><text:line-break/></text:span><text:span text:style-name="T51">@Test</text:span><text:span text:style-name="T51"><text:line-break/></text:span><text:span text:style-name="T12">public void </text:span><text:span text:style-name="T16">addsViewToCollection () </text:span><text:span text:style-name="T12">throws </text:span><text:span text:style-name="T16">Exception {</text:span><text:span text:style-name="T16"><text:line-break/></text:span><text:span text:style-name="T16"> <text:s/></text:span><text:span text:style-name="T12">int </text:span><text:span text:style-name="T16">position = </text:span><text:span text:style-name="T53">2</text:span><text:span text:style-name="T16">;</text:span><text:span text:style-name="T16"><text:line-break/></text:span><text:span text:style-name="T16"><text:line-break/></text:span><text:span text:style-name="T16"> <text:s/></text:span><text:span text:style-name="T44">whenNew</text:span><text:span text:style-name="T16">(CharacterView.</text:span><text:span text:style-name="T12">class</text:span><text:span text:style-name="T16">).withArguments(</text:span><text:span text:style-name="T14">mockContext</text:span><text:span text:style-name="T16">, </text:span><text:span text:style-name="T14">mockAttributeSet</text:span><text:span text:style-name="T16">).</text:span><text:span text:style-name="T16"><text:line-break/></text:span><text:span text:style-name="T16"> <text:s text:c="3"/>thenReturn(</text:span><text:span text:style-name="T14">mockCharacterView</text:span><text:span text:style-name="T16">);</text:span><text:span text:style-name="T16"><text:line-break/></text:span><text:span text:style-name="T16"><text:line-break/></text:span><text:span text:style-name="T16"> <text:s/>PagerAdapter pagerAdapter = </text:span><text:span text:style-name="T12">new </text:span><text:span text:style-name="T16">MyPlainPagerAdapter(</text:span><text:span text:style-name="T14">mockCharacterAdapter</text:span><text:span text:style-name="T16">);</text:span><text:span text:style-name="T16"><text:line-break/></text:span><text:span text:style-name="T16"> <text:s/>pagerAdapter.instantiateItem(</text:span><text:span text:style-name="T14">mockContainerView</text:span><text:span text:style-name="T16">, position);</text:span><text:span text:style-name="T16"><text:line-break/></text:span><text:span text:style-name="T16"><text:line-break/></text:span><text:span text:style-name="T16"> <text:s/></text:span><text:span text:style-name="T44">verify</text:span><text:span text:style-name="T16">(</text:span><text:span text:style-name="T14">mockCharacterView</text:span><text:span text:style-name="T16">).setCharacter(</text:span><text:span text:style-name="T14">mockLeia</text:span><text:span text:style-name="T16">);</text:span><text:span text:style-name="T16"><text:line-break/></text:span><text:span text:style-name="T16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0">MyPlainPagerAdapter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3">
              <table:table-cell table:style-name="ce4">
                <text:p text:style-name="P21"><text:span text:style-name="T50">MyPlainPagerAdapterUTest2.java </text:span></text:p>
                <text:p text:style-name="P21"><text:span text:style-name="T50">instantiateView(ViewGroup container, int position)</text:span></text:p>
              </table:table-cell>
              <table:table-cell table:style-name="ce2">
                <text:p text:style-name="P5">PagerAdapters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5" draw:text-style-name="P8" draw:layer="layout" svg:width="26.67cm" svg:height="1.673cm" svg:x="0.762cm" svg:y="1.27cm">
          <draw:text-box>
            <text:p text:style-name="P8">MyPlainPagerAdapter - Testing instantiateView(ViewGroup container, int position)</text:p>
            <text:p text:style-name="P8"><text:s text:c="38"/>in MyPlainPagerAdapterUTest2.java</text:p>
          </draw:text-box>
        </draw:frame>
        <draw:frame draw:style-name="gr24" draw:text-style-name="P6" draw:layer="layout" svg:width="27.238cm" svg:height="17.389cm" svg:x="0.194cm" svg:y="3.302cm">
          <draw:text-box>
            <text:p text:style-name="P6"><text:span text:style-name="T51">@RunWith</text:span><text:span text:style-name="T16">(MockitoJUnitRunner.</text:span><text:span text:style-name="T12">class</text:span><text:span text:style-name="T16">) </text:span><text:span text:style-name="T52"><text:line-break/></text:span><text:span text:style-name="T12">public class </text:span><text:span text:style-name="T16">MyPlainPagerAdapterUTest {</text:span></text:p>
            <text:p text:style-name="P6"><text:span text:style-name="T16"><text:line-break/></text:span><text:span text:style-name="T51">@Before</text:span><text:span text:style-name="T51"><text:line-break/></text:span><text:span text:style-name="T12">public void </text:span><text:span text:style-name="T16">initCharacters () {</text:span><text:span text:style-name="T16"><text:line-break/></text:span><text:span text:style-name="T16"> <text:s/></text:span><text:span text:style-name="T44">when</text:span><text:span text:style-name="T16">(</text:span><text:span text:style-name="T14">mockCharacterAdapter</text:span><text:span text:style-name="T16">.getCharacterAt(</text:span><text:span text:style-name="T14">position</text:span><text:span text:style-name="T16">)).thenReturn(</text:span><text:span text:style-name="T14">mockLeia</text:span><text:span text:style-name="T16">);</text:span><text:span text:style-name="T16"><text:line-break/></text:span><text:span text:style-name="T16"> <text:s/></text:span><text:span text:style-name="T44">when</text:span><text:span text:style-name="T16">(</text:span><text:span text:style-name="T14">mockContainerView</text:span><text:span text:style-name="T16">.getContext()).thenReturn(</text:span><text:span text:style-name="T14">mockContext</text:span><text:span text:style-name="T16">);</text:span><text:span text:style-name="T16"><text:line-break/></text:span><text:span text:style-name="T16">}</text:span><text:span text:style-name="T16"><text:line-break/></text:span><text:span text:style-name="T16"><text:line-break/></text:span><text:span text:style-name="T52">// Tests destroyItem(View container, int position, Object view)</text:span><text:span text:style-name="T52"><text:line-break/></text:span><text:span text:style-name="T52">// Tests that view is removed from its container</text:span><text:span text:style-name="T52"><text:line-break/></text:span><text:span text:style-name="T51">@Test</text:span><text:span text:style-name="T51"><text:line-break/></text:span><text:span text:style-name="T12">public void </text:span><text:span text:style-name="T16">testRemovesViewFromContainer () {</text:span><text:span text:style-name="T16"><text:line-break/></text:span><text:span text:style-name="T16"> <text:s/></text:span><text:span text:style-name="T12">int </text:span><text:span text:style-name="T16">position = </text:span><text:span text:style-name="T53">2</text:span><text:span text:style-name="T16">;</text:span><text:span text:style-name="T16"><text:line-break/></text:span><text:span text:style-name="T16"><text:line-break/></text:span><text:span text:style-name="T16"> <text:s/>PagerAdapter pagerAdapter = </text:span><text:span text:style-name="T12">new </text:span><text:span text:style-name="T16">MyPlainPagerAdapter(</text:span><text:span text:style-name="T14">mockCharacterAdapter</text:span><text:span text:style-name="T16">);</text:span><text:span text:style-name="T16"><text:line-break/></text:span><text:span text:style-name="T16"> <text:s/>pagerAdapter.destroyItem(</text:span><text:span text:style-name="T14">mockContainerView</text:span><text:span text:style-name="T16">, position, </text:span><text:span text:style-name="T14">mockCharacterView</text:span><text:span text:style-name="T16">);</text:span><text:span text:style-name="T16"><text:line-break/></text:span><text:span text:style-name="T16"><text:line-break/></text:span><text:span text:style-name="T16"> <text:s/></text:span><text:span text:style-name="T44">verify</text:span><text:span text:style-name="T16">(</text:span><text:span text:style-name="T14">mockContainerView</text:span><text:span text:style-name="T16">).removeView(</text:span><text:span text:style-name="T14">mockCharacterView</text:span><text:span text:style-name="T16">);</text:span><text:span text:style-name="T16"><text:line-break/></text:span><text:span text:style-name="T16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0">MyPlainPagerAdapter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3">
              <table:table-cell table:style-name="ce4">
                <text:p text:style-name="P21"><text:span text:style-name="T50">MyPlainPagerAdapterUTest2.java </text:span></text:p>
                <text:p text:style-name="P21"><text:span text:style-name="T50">instantiateView(ViewGroup container, int position)</text:span></text:p>
              </table:table-cell>
              <table:table-cell table:style-name="ce2">
                <text:p text:style-name="P5">PagerAdapters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5" draw:text-style-name="P8" draw:layer="layout" svg:width="26.67cm" svg:height="1.673cm" svg:x="0.762cm" svg:y="1.27cm">
          <draw:text-box>
            <text:p text:style-name="P8">MyPlainPagerAdapter - Testing instantiateView(ViewGroup container, int position)</text:p>
            <text:p text:style-name="P8"><text:s text:c="38"/>in MyPlainPagerAdapterUTest2.java</text:p>
          </draw:text-box>
        </draw:frame>
        <draw:frame draw:style-name="gr24" draw:text-style-name="P7" draw:layer="layout" svg:width="27.238cm" svg:height="17.389cm" svg:x="0.194cm" svg:y="3.302cm">
          <draw:text-box>
            <text:p text:style-name="P7"><text:span text:style-name="T21">public class </text:span><text:span text:style-name="T20">SkywalkerAdapter </text:span><text:span text:style-name="T21">implements </text:span><text:span text:style-name="T20">CharacterAdapter {</text:span><text:span text:style-name="T20"><text:line-break/></text:span><text:span text:style-name="T20"> <text:s/></text:span><text:span text:style-name="T21">private </text:span><text:span text:style-name="T20">ArrayList&lt;Character&gt; </text:span><text:span text:style-name="T24">characters</text:span><text:span text:style-name="T20">;</text:span><text:span text:style-name="T20"><text:line-break/></text:span><text:span text:style-name="T20"><text:line-break/></text:span><text:span text:style-name="T20"> <text:s/></text:span><text:span text:style-name="T19">@Override</text:span><text:span text:style-name="T19"><text:line-break/></text:span><text:span text:style-name="T19"> <text:s/></text:span><text:span text:style-name="T21">public int </text:span><text:span text:style-name="T20">getCount() {</text:span><text:span text:style-name="T20"><text:line-break/></text:span><text:span text:style-name="T20"> <text:s text:c="3"/></text:span><text:span text:style-name="T21">return </text:span><text:span text:style-name="T24">characters</text:span><text:span text:style-name="T20">.size();</text:span><text:span text:style-name="T20"><text:line-break/></text:span><text:span text:style-name="T20"> <text:s/>}</text:span><text:span text:style-name="T20"><text:line-break/></text:span><text:span text:style-name="T20"><text:line-break/></text:span><text:span text:style-name="T20"> <text:s/></text:span><text:span text:style-name="T21">public void </text:span><text:span text:style-name="T20">addCharacters (ArrayList&lt;Character&gt; characters) {</text:span><text:span text:style-name="T20"><text:line-break/></text:span><text:span text:style-name="T20"> <text:s text:c="3"/></text:span><text:span text:style-name="T21">this</text:span><text:span text:style-name="T20">.</text:span><text:span text:style-name="T24">characters </text:span><text:span text:style-name="T20">= characters;</text:span><text:span text:style-name="T20"><text:line-break/></text:span><text:span text:style-name="T20"> <text:s/>}</text:span><text:span text:style-name="T20"><text:line-break/></text:span><text:span text:style-name="T20"><text:line-break/></text:span><text:span text:style-name="T20"> <text:s/></text:span><text:span text:style-name="T21">public </text:span><text:span text:style-name="T20">Character getCharacterAt (</text:span><text:span text:style-name="T21">int </text:span><text:span text:style-name="T20">position) {</text:span><text:span text:style-name="T20"><text:line-break/></text:span><text:span text:style-name="T20"> <text:s text:c="3"/></text:span><text:span text:style-name="T21">if </text:span><text:span text:style-name="T20">(position &lt; </text:span><text:span text:style-name="T24">characters</text:span><text:span text:style-name="T20">.size())</text:span><text:span text:style-name="T20"><text:line-break/></text:span><text:span text:style-name="T20"> <text:s text:c="5"/></text:span><text:span text:style-name="T21">return </text:span><text:span text:style-name="T24">characters</text:span><text:span text:style-name="T20">.get(position);</text:span><text:span text:style-name="T20"><text:line-break/></text:span><text:span text:style-name="T20"> <text:s text:c="3"/></text:span><text:span text:style-name="T21">else</text:span><text:span text:style-name="T21"><text:line-break/></text:span><text:span text:style-name="T21"> <text:s text:c="5"/>return null</text:span><text:span text:style-name="T27">;</text:span><text:span text:style-name="T27"><text:line-break/></text:span><text:span text:style-name="T27"> <text:s/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0">MyPlainPagerAdapter</text:span></text:p>
              </table:table-cell>
              <table:table-cell table:style-name="ce2">
                <text:p text:style-name="P5">MyPlainPagerAdapter</text:p>
              </table:table-cell>
            </table:table-row>
            <table:table-row table:style-name="ro3">
              <table:table-cell table:style-name="ce4">
                <text:p text:style-name="P21"><text:span text:style-name="T50">SkyWalkerAdapter.java</text:span></text:p>
                <text:p text:style-name="P21"><text:span text:style-name="T50"/></text:p>
              </table:table-cell>
              <table:table-cell table:style-name="ce2">
                <text:p text:style-name="P5">PagerAdapters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7-01-19T04:23:50</meta:creation-date>
    <meta:editing-duration>PT6H11M59S</meta:editing-duration>
    <meta:editing-cycles>13</meta:editing-cycles>
    <dc:date>2017-01-20T00:20:50</dc:date>
    <dc:creator>Flo Maldonado</dc:creator>
    <meta:generator>OpenOffice/4.1.1$Unix OpenOffice.org_project/411m6$Build-9775</meta:generator>
    <meta:document-statistic meta:object-count="203"/>
  </office:meta>
</office:document-meta>
</file>